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5937in"/>
    </style:style>
    <style:style style:name="co11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1.3374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1.0425in"/>
    </style:style>
    <style:style style:name="co9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2.378in"/>
    </style:style>
    <style:style style:name="co13" style:family="table-column">
      <style:table-column-properties fo:break-before="auto" style:column-width="8.227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4.3583in"/>
    </style:style>
    <style:style style:name="co16" style:family="table-column">
      <style:table-column-properties fo:break-before="auto" style:column-width="4.9728in"/>
    </style:style>
    <style:style style:name="co17" style:family="table-column">
      <style:table-column-properties fo:break-before="auto" style:column-width="4.0783in"/>
    </style:style>
    <style:style style:name="co18" style:family="table-column">
      <style:table-column-properties fo:break-before="auto" style:column-width="5.3862in"/>
    </style:style>
    <style:style style:name="co19" style:family="table-column">
      <style:table-column-properties fo:break-before="auto" style:column-width="8.1043in"/>
    </style:style>
    <style:style style:name="co20" style:family="table-column">
      <style:table-column-properties fo:break-before="auto" style:column-width="2.8925in"/>
    </style:style>
    <style:style style:name="co21" style:family="table-column">
      <style:table-column-properties fo:break-before="auto" style:column-width="7.9283in"/>
    </style:style>
    <style:style style:name="co22" style:family="table-column">
      <style:table-column-properties fo:break-before="auto" style:column-width="2.611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1874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 style:data-style-name="N153"/>
    <style:style style:name="ce16" style:family="table-cell" style:parent-style-name="Default" style:data-style-name="N155"/>
    <style:style style:name="ce17" style:family="table-cell" style:parent-style-name="Default" style:data-style-name="N156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>
      <style:text-properties fo:color="#ff0000"/>
    </style:style>
    <style:style style:name="ce20" style:family="table-cell" style:parent-style-name="Default">
      <style:text-properties fo:color="#2323dc" fo:font-weight="bold" style:font-weight-asian="bold" style:font-weight-complex="bold"/>
    </style:style>
    <style:style style:name="ce21" style:family="table-cell" style:parent-style-name="Default">
      <style:text-properties fo:color="#2323dc"/>
    </style:style>
    <style:style style:name="ce22" style:family="table-cell" style:parent-style-name="Default" style:data-style-name="N60"/>
    <style:style style:name="ce23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5" style:family="table-cell" style:parent-style-name="Default" style:data-style-name="N153">
      <style:table-cell-properties style:text-align-source="fix" style:repeat-content="false" fo:wrap-option="wrap"/>
      <style:paragraph-properties fo:text-align="center" fo:margin-left="0in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5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6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55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font-name="Arial" style:font-name-asian="SimSun" style:font-name-complex="Mangal"/>
    </style:style>
    <style:style style:name="ce31" style:family="table-cell" style:parent-style-name="Default" style:data-style-name="N15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3366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6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3366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/>
      <style:text-properties fo:color="#ff3366"/>
    </style:style>
    <style:style style:name="ce35" style:family="table-cell" style:parent-style-name="Default" style:data-style-name="N15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nf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3" office:value-type="string">
            <text:p>monolayer_scenario.ods</text:p>
          </table:table-cell>
        </table:table-row>
        <table:table-row table:style-name="ro2">
          <table:table-cell table:style-name="ce1" office:value-type="string">
            <text:p>Location</text:p>
          </table:table-cell>
          <table:table-cell table:style-name="ce3" office:value-type="string">
            <text:p>migration/database/ &amp; Matlab_FMECA\production\inputs</text:p>
          </table:table-cell>
        </table:table-row>
        <table:table-row table:style-name="ro3">
          <table:table-cell office:value-type="string">
            <text:p>FMECAengine compatibility</text:p>
          </table:table-cell>
          <table:table-cell office:value-type="string">
            <text:p>V 0.43</text:p>
          </table:table-cell>
        </table:table-row>
        <table:table-row table:style-name="ro3">
          <table:table-cell office:value-type="string">
            <text:p>main sheets</text:p>
          </table:table-cell>
          <table:table-cell office:value-type="string">
            <text:p>geometry, use, scenario</text:p>
          </table:table-cell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This file is a database for geometry and contact properties</text:p>
          </table:table-cell>
        </table:table-row>
        <table:table-row table:style-name="ro3">
          <table:table-cell office:value-type="string">
            <text:p>Authors</text:p>
          </table:table-cell>
          <table:table-cell office:value-type="string">
            <text:p>INRA\Audrey Goujon, Mai Nguyen, Olivier Vitrac</text:p>
          </table:table-cell>
        </table:table-row>
        <table:table-row table:style-name="ro3">
          <table:table-cell office:value-type="string">
            <text:p>Date</text:p>
          </table:table-cell>
          <table:table-cell office:value-type="string">
            <text:p>25/07/11</text:p>
          </table:table-cell>
        </table:table-row>
        <table:table-row table:style-name="ro3">
          <table:table-cell table:style-name="ce1" office:value-type="string">
            <text:p>version</text:p>
          </table:table-cell>
          <table:table-cell table:style-name="ce5" office:value-type="float" office:value="0.1">
            <text:p>0.1</text:p>
          </table:table-cell>
        </table:table-row>
      </table:table>
      <table:table table:name="scenario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19"/>
        <table:table-column table:style-name="co3" table:default-cell-style-name="Default"/>
        <table:table-column table:style-name="co8" table:default-cell-style-name="ce19"/>
        <table:table-column table:style-name="co8" table:default-cell-style-name="ce21"/>
        <table:table-column table:style-name="co3" table:default-cell-style-name="ce21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6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3" office:value-type="string">
            <text:p>parent</text:p>
          </table:table-cell>
          <table:table-cell table:style-name="ce13" office:value-type="string">
            <text:p>inherit</text:p>
          </table:table-cell>
          <table:table-cell table:style-name="ce9" office:value-type="string">
            <text:p>geometry</text:p>
          </table:table-cell>
          <table:table-cell table:style-name="ce12" office:value-type="string">
            <text:p>polymer</text:p>
          </table:table-cell>
          <table:table-cell table:style-name="ce9" office:value-type="string">
            <text:p>food</text:p>
          </table:table-cell>
          <table:table-cell table:style-name="ce20" office:value-type="string">
            <text:p>foodsimulant</text:p>
          </table:table-cell>
          <table:table-cell table:style-name="ce20" office:value-type="string">
            <text:p>foodtexture</text:p>
          </table:table-cell>
          <table:table-cell table:style-name="ce12" office:value-type="string">
            <text:p>step</text:p>
          </table:table-cell>
          <table:table-cell table:style-name="ce12" office:value-type="string">
            <text:p>temperature</text:p>
          </table:table-cell>
          <table:table-cell table:number-columns-repeated="2" table:style-name="ce12" office:value-type="string">
            <text:p>comment</text:p>
          </table:table-cell>
          <table:table-cell table:style-name="ce12" table:number-columns-repeated="1006"/>
        </table:table-row>
        <table:table-row table:style-name="ro7">
          <table:table-cell office:value-type="string">
            <text:p>LDPEYogurtBottle</text:p>
          </table:table-cell>
          <table:table-cell table:number-columns-repeated="2"/>
          <table:table-cell office:value-type="string">
            <text:p>smallbottle</text:p>
          </table:table-cell>
          <table:table-cell office:value-type="string">
            <text:p>LDPE</text:p>
          </table:table-cell>
          <table:table-cell office:value-type="string">
            <text:p>yogurt</text:p>
          </table:table-cell>
          <table:table-cell table:style-name="Default" office:value-type="string">
            <text:p>ethanol50</text:p>
          </table:table-cell>
          <table:table-cell office:value-type="string">
            <text:p>liquid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yaourt</text:p>
          </table:table-cell>
          <table:table-cell office:value-type="string">
            <text:p>migrant='Tétrakis[3-(3,5-di-tert-butyl-4-hydroxyphényl)propionate] de pentaérythritol' (cas=6683-19-8) for 10j à 5°C B et EtOH50%</text:p>
          </table:table-cell>
          <table:table-cell table:number-columns-repeated="1006"/>
        </table:table-row>
        <table:table-row table:style-name="ro3">
          <table:table-cell office:value-type="string">
            <text:p>HDPEOilCap</text:p>
          </table:table-cell>
          <table:table-cell table:number-columns-repeated="2"/>
          <table:table-cell office:value-type="string">
            <text:p>cap</text:p>
          </table:table-cell>
          <table:table-cell office:value-type="string">
            <text:p>HDPE</text:p>
          </table:table-cell>
          <table:table-cell office:value-type="string">
            <text:p>oil</text:p>
          </table:table-cell>
          <table:table-cell office:value-type="string">
            <text:p>fatty</text:p>
          </table:table-cell>
          <table:table-cell office:value-type="string">
            <text:p>liquid</text:p>
          </table:table-cell>
          <table:table-cell office:value-type="string">
            <text:p>storage</text:p>
          </table:table-cell>
          <table:table-cell office:value-type="string">
            <text:p>ambient</text:p>
          </table:table-cell>
          <table:table-cell office:value-type="string">
            <text:p>bouchon bouteille d'huile</text:p>
          </table:table-cell>
          <table:table-cell office:value-type="string">
            <text:p>migrant='Tétrakis[3-(3,5-di-tert-butyl-4-hydroxyphényl)propionate] de pentaérythritol' (cas=6683-19-8) for 10j à 40°C A</text:p>
          </table:table-cell>
          <table:table-cell table:number-columns-repeated="1006"/>
        </table:table-row>
        <table:table-row table:style-name="ro3">
          <table:table-cell office:value-type="string">
            <text:p>PPDrinkGoblet</text:p>
          </table:table-cell>
          <table:table-cell table:number-columns-repeated="2"/>
          <table:table-cell office:value-type="string">
            <text:p>gobletPP</text:p>
          </table:table-cell>
          <table:table-cell office:value-type="string">
            <text:p>PP</text:p>
          </table:table-cell>
          <table:table-cell office:value-type="string">
            <text:p>hotdrink</text:p>
          </table:table-cell>
          <table:table-cell office:value-type="string">
            <text:p>ethanol50;fatty</text:p>
          </table:table-cell>
          <table:table-cell office:value-type="string">
            <text:p>liquid</text:p>
          </table:table-cell>
          <table:table-cell office:value-type="string">
            <text:p>consumption</text:p>
          </table:table-cell>
          <table:table-cell office:value-type="string">
            <text:p>hot</text:p>
          </table:table-cell>
          <table:table-cell office:value-type="string">
            <text:p>gobelet café</text:p>
          </table:table-cell>
          <table:table-cell office:value-type="string">
            <text:p>migrant='Tétrakis[3-(3,5-di-tert-butyl-4-hydroxyphényl)propionate] de pentaérythritol' (cas=6683-19-8) for 2h à 70°C B </text:p>
          </table:table-cell>
          <table:table-cell table:number-columns-repeated="1006"/>
        </table:table-row>
        <table:table-row table:style-name="ro3">
          <table:table-cell office:value-type="string">
            <text:p>PPButterContainer</text:p>
          </table:table-cell>
          <table:table-cell table:number-columns-repeated="2"/>
          <table:table-cell office:value-type="string">
            <text:p>container</text:p>
          </table:table-cell>
          <table:table-cell office:value-type="string">
            <text:p>PP</text:p>
          </table:table-cell>
          <table:table-cell office:value-type="string">
            <text:p>butter</text:p>
          </table:table-cell>
          <table:table-cell office:value-type="string">
            <text:p>fatty</text:p>
          </table:table-cell>
          <table:table-cell office:value-type="string">
            <text:p>semisolid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barquette de beurre</text:p>
          </table:table-cell>
          <table:table-cell office:value-type="string">
            <text:p>migrant='Tétrakis[3-(3,5-di-tert-butyl-4-hydroxyphényl)propionate] de pentaérythritol' (cas=6683-19-8) for 10j à 5°C D</text:p>
          </table:table-cell>
          <table:table-cell table:number-columns-repeated="1006"/>
        </table:table-row>
        <table:table-row table:style-name="ro3">
          <table:table-cell office:value-type="string">
            <text:p>PPCreamPot</text:p>
          </table:table-cell>
          <table:table-cell table:number-columns-repeated="2"/>
          <table:table-cell office:value-type="string">
            <text:p>container</text:p>
          </table:table-cell>
          <table:table-cell office:value-type="string">
            <text:p>PP</text:p>
          </table:table-cell>
          <table:table-cell office:value-type="string">
            <text:p>cream</text:p>
          </table:table-cell>
          <table:table-cell office:value-type="string">
            <text:p>fatty</text:p>
          </table:table-cell>
          <table:table-cell office:value-type="string">
            <text:p>semisolid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crème</text:p>
          </table:table-cell>
          <table:table-cell office:value-type="string">
            <text:p>migrant='Tétrakis[3-(3,5-di-tert-butyl-4-hydroxyphényl)propionate] de pentaérythritol' (cas=6683-19-8) for 10j à 5°C A, B </text:p>
          </table:table-cell>
          <table:table-cell table:number-columns-repeated="1006"/>
        </table:table-row>
        <table:table-row table:style-name="ro7">
          <table:table-cell office:value-type="string">
            <text:p>PPDrinkStraw</text:p>
          </table:table-cell>
          <table:table-cell table:number-columns-repeated="2"/>
          <table:table-cell office:value-type="string">
            <text:p>straw</text:p>
          </table:table-cell>
          <table:table-cell office:value-type="string">
            <text:p>PP</text:p>
          </table:table-cell>
          <table:table-cell office:value-type="string">
            <text:p>yogurt</text:p>
          </table:table-cell>
          <table:table-cell table:style-name="Default" office:value-type="string">
            <text:p>ethanol50</text:p>
          </table:table-cell>
          <table:table-cell office:value-type="string">
            <text:p>liquid</text:p>
          </table:table-cell>
          <table:table-cell office:value-type="string">
            <text:p>consumption</text:p>
          </table:table-cell>
          <table:table-cell office:value-type="string">
            <text:p>ambient</text:p>
          </table:table-cell>
          <table:table-cell office:value-type="string">
            <text:p>paille</text:p>
          </table:table-cell>
          <table:table-cell office:value-type="string">
            <text:p>migrant='Tétrakis[3-(3,5-di-tert-butyl-4-hydroxyphényl)propionate] de pentaérythritol' (cas=6683-19-8) for 2h à 20°C B</text:p>
          </table:table-cell>
          <table:table-cell table:number-columns-repeated="1006"/>
        </table:table-row>
        <table:table-row table:style-name="ro7">
          <table:table-cell office:value-type="string">
            <text:p>PSYogurtPot</text:p>
          </table:table-cell>
          <table:table-cell table:number-columns-repeated="2"/>
          <table:table-cell office:value-type="string">
            <text:p>pot</text:p>
          </table:table-cell>
          <table:table-cell office:value-type="string">
            <text:p>PS</text:p>
          </table:table-cell>
          <table:table-cell office:value-type="string">
            <text:p>yogurt</text:p>
          </table:table-cell>
          <table:table-cell table:style-name="Default" office:value-type="string">
            <text:p>ethanol50</text:p>
          </table:table-cell>
          <table:table-cell office:value-type="string">
            <text:p>semisolid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yaourt</text:p>
          </table:table-cell>
          <table:table-cell office:value-type="string">
            <text:p>migrant='3-(3,5-Di-tert-butyl-4-hydroxyphényl) propionate d'octadécyle' (cas=2082-79-3) for 10j à 5°C B et EtOH50%</text:p>
          </table:table-cell>
          <table:table-cell table:number-columns-repeated="1006"/>
        </table:table-row>
        <table:table-row table:style-name="ro3">
          <table:table-cell office:value-type="string">
            <text:p>PSDrinkGoblet</text:p>
          </table:table-cell>
          <table:table-cell table:number-columns-repeated="2"/>
          <table:table-cell office:value-type="string">
            <text:p>gobletPS</text:p>
          </table:table-cell>
          <table:table-cell office:value-type="string">
            <text:p>PS</text:p>
          </table:table-cell>
          <table:table-cell office:value-type="string">
            <text:p>hotdrink</text:p>
          </table:table-cell>
          <table:table-cell office:value-type="string">
            <text:p>ethanol50;fatty</text:p>
          </table:table-cell>
          <table:table-cell office:value-type="string">
            <text:p>liquid</text:p>
          </table:table-cell>
          <table:table-cell office:value-type="string">
            <text:p>consumption</text:p>
          </table:table-cell>
          <table:table-cell office:value-type="string">
            <text:p>hot</text:p>
          </table:table-cell>
          <table:table-cell office:value-type="string">
            <text:p>gobelet café</text:p>
          </table:table-cell>
          <table:table-cell office:value-type="string">
            <text:p>migrant='3-(3,5-Di-tert-butyl-4-hydroxyphényl) propionate d'octadécyle' (cas=2082-79-3) for 2h à 70°C B </text:p>
          </table:table-cell>
          <table:table-cell table:number-columns-repeated="1006"/>
        </table:table-row>
        <table:table-row table:style-name="ro3">
          <table:table-cell office:value-type="string">
            <text:p>PVCSauceLid</text:p>
          </table:table-cell>
          <table:table-cell table:number-columns-repeated="2"/>
          <table:table-cell office:value-type="string">
            <text:p>gasket</text:p>
          </table:table-cell>
          <table:table-cell office:value-type="string">
            <text:p>PVC</text:p>
          </table:table-cell>
          <table:table-cell office:value-type="string">
            <text:p>sauce</text:p>
          </table:table-cell>
          <table:table-cell office:value-type="string">
            <text:p>fatty</text:p>
          </table:table-cell>
          <table:table-cell office:value-type="string">
            <text:p>liquid</text:p>
          </table:table-cell>
          <table:table-cell office:value-type="string">
            <text:p>process</text:p>
          </table:table-cell>
          <table:table-cell office:value-type="string">
            <text:p>sterilization</text:p>
          </table:table-cell>
          <table:table-cell office:value-type="string">
            <text:p>joint de capsule pot en verre</text:p>
          </table:table-cell>
          <table:table-cell office:value-type="string">
            <text:p>migrant='1,1,3-Tris (2-méthyl-4-hydroxy-5-tert-butylphényl) butane' (cas=1843-03-4) for 30min à 121°C et 10j à 20°C B</text:p>
          </table:table-cell>
          <table:table-cell table:number-columns-repeated="1006"/>
        </table:table-row>
        <table:table-row table:style-name="ro7">
          <table:table-cell office:value-type="string">
            <text:p>PVCSauceLid2</text:p>
          </table:table-cell>
          <table:table-cell table:style-name="ce18" office:value-type="string">
            <text:p>PVCSauceLid</text:p>
          </table:table-cell>
          <table:table-cell table:style-name="ce18"/>
          <table:table-cell/>
          <table:table-cell office:value-type="string">
            <text:p>PVC</text:p>
          </table:table-cell>
          <table:table-cell office:value-type="string">
            <text:p>sauce</text:p>
          </table:table-cell>
          <table:table-cell office:value-type="string">
            <text:p>fatty</text:p>
          </table:table-cell>
          <table:table-cell office:value-type="string">
            <text:p>liquid</text:p>
          </table:table-cell>
          <table:table-cell office:value-type="string">
            <text:p>storage</text:p>
          </table:table-cell>
          <table:table-cell office:value-type="string">
            <text:p>ambient</text:p>
          </table:table-cell>
          <table:table-cell table:number-columns-repeated="1008"/>
        </table:table-row>
        <table:table-row table:style-name="ro7">
          <table:table-cell/>
          <table:table-cell table:style-name="ce18" table:number-columns-repeated="2"/>
          <table:table-cell table:number-columns-repeated="1015"/>
        </table:table-row>
        <table:table-row table:style-name="ro7" table:number-rows-repeated="65523">
          <table:table-cell table:number-columns-repeated="1018"/>
        </table:table-row>
        <table:table-row table:style-name="ro7">
          <table:table-cell table:number-columns-repeated="1018"/>
        </table:table-row>
      </table:table>
      <table:table table:name="food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5">
          <table:table-cell office:value-type="string">
            <text:p>id</text:p>
          </table:table-cell>
          <table:table-cell office:value-type="string">
            <text:p>shelflife</text:p>
          </table:table-cell>
          <table:table-cell office:value-type="string">
            <text:p>shelflifeunit</text:p>
          </table:table-cell>
          <table:table-cell office:value-type="string">
            <text:p>rhoF</text:p>
          </table:table-cell>
        </table:table-row>
        <table:table-row table:style-name="ro5">
          <table:table-cell office:value-type="string">
            <text:p>yogurt</text:p>
          </table:table-cell>
          <table:table-cell office:value-type="float" office:value="28">
            <text:p>28</text:p>
          </table:table-cell>
          <table:table-cell office:value-type="string">
            <text:p>d</text:p>
          </table:table-cell>
          <table:table-cell office:value-type="float" office:value="1000">
            <text:p>1000</text:p>
          </table:table-cell>
        </table:table-row>
        <table:table-row table:style-name="ro5">
          <table:table-cell office:value-type="string">
            <text:p>cream</text:p>
          </table:table-cell>
          <table:table-cell office:value-type="float" office:value="28">
            <text:p>28</text:p>
          </table:table-cell>
          <table:table-cell office:value-type="string">
            <text:p>d</text:p>
          </table:table-cell>
          <table:table-cell office:value-type="float" office:value="920">
            <text:p>920</text:p>
          </table:table-cell>
        </table:table-row>
        <table:table-row table:style-name="ro5">
          <table:table-cell office:value-type="string">
            <text:p>oil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920">
            <text:p>920</text:p>
          </table:table-cell>
        </table:table-row>
        <table:table-row table:style-name="ro5">
          <table:table-cell office:value-type="string">
            <text:p>sauc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float" office:value="920">
            <text:p>920</text:p>
          </table:table-cell>
        </table:table-row>
        <table:table-row table:style-name="ro5">
          <table:table-cell office:value-type="string">
            <text:p>butter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920">
            <text:p>920</text:p>
          </table:table-cell>
        </table:table-row>
        <table:table-row table:style-name="ro5">
          <table:table-cell office:value-type="string">
            <text:p>hotdrink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1000">
            <text:p>1000</text:p>
          </table:table-cell>
        </table:table-row>
      </table:table>
      <table:table table:name="foodsimulant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8">
          <table:table-cell office:value-type="string">
            <text:p>id</text:p>
          </table:table-cell>
          <table:table-cell office:value-type="string">
            <text:p>K</text:p>
          </table:table-cell>
        </table:table-row>
        <table:table-row table:style-name="ro8">
          <table:table-cell office:value-type="string">
            <text:p>aqueous</text:p>
          </table:table-cell>
          <table:table-cell table:style-name="ce22" office:value-type="float" office:value="0.001">
            <text:p>1.00E-003</text:p>
          </table:table-cell>
        </table:table-row>
        <table:table-row table:style-name="ro8">
          <table:table-cell office:value-type="string">
            <text:p>ethanol50</text:p>
          </table:table-cell>
          <table:table-cell office:value-type="float" office:value="0.1">
            <text:p>0.1</text:p>
          </table:table-cell>
        </table:table-row>
        <table:table-row table:style-name="ro8">
          <table:table-cell office:value-type="string">
            <text:p>fatty</text:p>
          </table:table-cell>
          <table:table-cell table:style-name="ce22" office:value-type="float" office:value="1">
            <text:p>1.00E+000</text:p>
          </table:table-cell>
        </table:table-row>
      </table:table>
      <table:table table:name="foodtexture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5">
          <table:table-cell office:value-type="string">
            <text:p>id</text:p>
          </table:table-cell>
          <table:table-cell office:value-type="string">
            <text:p>Bi</text:p>
          </table:table-cell>
        </table:table-row>
        <table:table-row table:style-name="ro5">
          <table:table-cell office:value-type="string">
            <text:p>liquid</text:p>
          </table:table-cell>
          <table:table-cell office:value-type="float" office:value="1000">
            <text:p>1000</text:p>
          </table:table-cell>
        </table:table-row>
        <table:table-row table:style-name="ro5">
          <table:table-cell office:value-type="string">
            <text:p>semisolid</text:p>
          </table:table-cell>
          <table:table-cell office:value-type="float" office:value="50">
            <text:p>50</text:p>
          </table:table-cell>
        </table:table-row>
        <table:table-row table:style-name="ro5">
          <table:table-cell office:value-type="string">
            <text:p>solid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setoff</text:p>
          </table:table-cell>
          <table:table-cell office:value-type="float" office:value="-1000">
            <text:p>-1000</text:p>
          </table:table-cell>
        </table:table-row>
        <table:table-row table:style-name="ro5">
          <table:table-cell office:value-type="string">
            <text:p>nofood</text:p>
          </table:table-cell>
          <table:table-cell office:value-type="float" office:value="0">
            <text:p>0</text:p>
          </table:table-cell>
        </table:table-row>
      </table:table>
      <table:table table:name="geometry" table:style-name="ta1" table:print="false">
        <office:forms form:automatic-focus="false" form:apply-design-mode="false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1" table:default-cell-style-name="ce14"/>
        <table:table-column table:style-name="co3" table:default-cell-style-name="ce14"/>
        <table:table-column table:style-name="co3" table:default-cell-style-name="Default"/>
        <table:table-row table:style-name="ro5">
          <table:table-cell table:style-name="ce9" office:value-type="string">
            <text:p>id</text:p>
          </table:table-cell>
          <table:table-cell office:value-type="string">
            <text:p>A</text:p>
          </table:table-cell>
          <table:table-cell office:value-type="string">
            <text:p>Aunit</text:p>
          </table:table-cell>
          <table:table-cell office:value-type="string">
            <text:p>mF</text:p>
          </table:table-cell>
          <table:table-cell office:value-type="string">
            <text:p>mFunit</text:p>
          </table:table-cell>
          <table:table-cell table:style-name="Default" office:value-type="string">
            <text:p>lP1</text:p>
          </table:table-cell>
          <table:table-cell table:style-name="Default" office:value-type="string">
            <text:p>lPunit</text:p>
          </table:table-cell>
          <table:table-cell office:value-type="string">
            <text:p>LFP</text:p>
          </table:table-cell>
        </table:table-row>
        <table:table-row table:style-name="ro5">
          <table:table-cell office:value-type="string">
            <text:p>smallbottle</text:p>
          </table:table-cell>
          <table:table-cell office:value-type="float" office:value="197">
            <text:p>197</text:p>
          </table:table-cell>
          <table:table-cell office:value-type="string">
            <text:p>cm2</text:p>
          </table:table-cell>
          <table:table-cell office:value-type="float" office:value="250">
            <text:p>250</text:p>
          </table:table-cell>
          <table:table-cell office:value-type="string">
            <text:p>g</text:p>
          </table:table-cell>
          <table:table-cell office:value-type="float" office:value="0.3">
            <text:p>0.30</text:p>
          </table:table-cell>
          <table:table-cell office:value-type="string">
            <text:p>mm</text:p>
          </table:table-cell>
          <table:table-cell table:formula="of:=([.D2]/[.B2])/[.F2]" office:value-type="float" office:value="4.23011844331641">
            <text:p>4.23</text:p>
          </table:table-cell>
        </table:table-row>
        <table:table-row table:style-name="ro5">
          <table:table-cell office:value-type="string">
            <text:p>cap</text:p>
          </table:table-cell>
          <table:table-cell office:value-type="float" office:value="17">
            <text:p>17</text:p>
          </table:table-cell>
          <table:table-cell office:value-type="string">
            <text:p>cm2</text:p>
          </table:table-cell>
          <table:table-cell office:value-type="float" office:value="330">
            <text:p>330</text:p>
          </table:table-cell>
          <table:table-cell office:value-type="string">
            <text:p>g</text:p>
          </table:table-cell>
          <table:table-cell office:value-type="float" office:value="1.13">
            <text:p>1.13</text:p>
          </table:table-cell>
          <table:table-cell office:value-type="string">
            <text:p>mm</text:p>
          </table:table-cell>
          <table:table-cell table:formula="of:=([.D3]/[.B3])/[.F3]" office:value-type="float" office:value="17.178552837064">
            <text:p>17.18</text:p>
          </table:table-cell>
        </table:table-row>
        <table:table-row table:style-name="ro5">
          <table:table-cell office:value-type="string">
            <text:p>gobletPP</text:p>
          </table:table-cell>
          <table:table-cell office:value-type="float" office:value="170">
            <text:p>170</text:p>
          </table:table-cell>
          <table:table-cell office:value-type="string">
            <text:p>cm2</text:p>
          </table:table-cell>
          <table:table-cell office:value-type="float" office:value="200">
            <text:p>200</text:p>
          </table:table-cell>
          <table:table-cell office:value-type="string">
            <text:p>g</text:p>
          </table:table-cell>
          <table:table-cell office:value-type="float" office:value="0.16">
            <text:p>0.16</text:p>
          </table:table-cell>
          <table:table-cell office:value-type="string">
            <text:p>mm</text:p>
          </table:table-cell>
          <table:table-cell table:formula="of:=([.D4]/[.B4])/[.F4]" office:value-type="float" office:value="7.35294117647059">
            <text:p>7.35</text:p>
          </table:table-cell>
        </table:table-row>
        <table:table-row table:style-name="ro5">
          <table:table-cell office:value-type="string">
            <text:p>container</text:p>
          </table:table-cell>
          <table:table-cell office:value-type="float" office:value="250">
            <text:p>250</text:p>
          </table:table-cell>
          <table:table-cell office:value-type="string">
            <text:p>cm2</text:p>
          </table:table-cell>
          <table:table-cell office:value-type="float" office:value="400">
            <text:p>400</text:p>
          </table:table-cell>
          <table:table-cell office:value-type="string">
            <text:p>g</text:p>
          </table:table-cell>
          <table:table-cell office:value-type="float" office:value="0.5">
            <text:p>0.50</text:p>
          </table:table-cell>
          <table:table-cell office:value-type="string">
            <text:p>mm</text:p>
          </table:table-cell>
          <table:table-cell table:formula="of:=([.D5]/[.B5])/[.F5]" office:value-type="float" office:value="3.2">
            <text:p>3.2</text:p>
          </table:table-cell>
        </table:table-row>
        <table:table-row table:style-name="ro5">
          <table:table-cell office:value-type="string">
            <text:p>straw</text:p>
          </table:table-cell>
          <table:table-cell office:value-type="float" office:value="30">
            <text:p>30</text:p>
          </table:table-cell>
          <table:table-cell office:value-type="string">
            <text:p>cm2</text:p>
          </table:table-cell>
          <table:table-cell office:value-type="float" office:value="200">
            <text:p>200</text:p>
          </table:table-cell>
          <table:table-cell office:value-type="string">
            <text:p>g</text:p>
          </table:table-cell>
          <table:table-cell office:value-type="float" office:value="0.16">
            <text:p>0.16</text:p>
          </table:table-cell>
          <table:table-cell office:value-type="string">
            <text:p>mm</text:p>
          </table:table-cell>
          <table:table-cell table:formula="of:=([.D6]/[.B6])/[.F6]" office:value-type="float" office:value="41.6666666666667">
            <text:p>41.67</text:p>
          </table:table-cell>
        </table:table-row>
        <table:table-row table:style-name="ro5">
          <table:table-cell office:value-type="string">
            <text:p>pot</text:p>
          </table:table-cell>
          <table:table-cell office:value-type="float" office:value="120">
            <text:p>120</text:p>
          </table:table-cell>
          <table:table-cell office:value-type="string">
            <text:p>cm2</text:p>
          </table:table-cell>
          <table:table-cell office:value-type="float" office:value="125">
            <text:p>125</text:p>
          </table:table-cell>
          <table:table-cell office:value-type="string">
            <text:p>g</text:p>
          </table:table-cell>
          <table:table-cell office:value-type="float" office:value="0.3">
            <text:p>0.30</text:p>
          </table:table-cell>
          <table:table-cell office:value-type="string">
            <text:p>mm</text:p>
          </table:table-cell>
          <table:table-cell table:formula="of:=([.D7]/[.B7])/[.F7]" office:value-type="float" office:value="3.47222222222222">
            <text:p>3.47</text:p>
          </table:table-cell>
        </table:table-row>
        <table:table-row table:style-name="ro5">
          <table:table-cell office:value-type="string">
            <text:p>gobletPS</text:p>
          </table:table-cell>
          <table:table-cell office:value-type="float" office:value="170">
            <text:p>170</text:p>
          </table:table-cell>
          <table:table-cell office:value-type="string">
            <text:p>cm2</text:p>
          </table:table-cell>
          <table:table-cell office:value-type="float" office:value="200">
            <text:p>200</text:p>
          </table:table-cell>
          <table:table-cell office:value-type="string">
            <text:p>g</text:p>
          </table:table-cell>
          <table:table-cell office:value-type="float" office:value="0.098">
            <text:p>0.10</text:p>
          </table:table-cell>
          <table:table-cell office:value-type="string">
            <text:p>mm</text:p>
          </table:table-cell>
          <table:table-cell table:formula="of:=([.D8]/[.B8])/[.F8]" office:value-type="float" office:value="12.0048019207683">
            <text:p>12</text:p>
          </table:table-cell>
        </table:table-row>
        <table:table-row table:style-name="ro5">
          <table:table-cell office:value-type="string">
            <text:p>gasket</text:p>
          </table:table-cell>
          <table:table-cell office:value-type="float" office:value="13">
            <text:p>13</text:p>
          </table:table-cell>
          <table:table-cell office:value-type="string">
            <text:p>cm2</text:p>
          </table:table-cell>
          <table:table-cell office:value-type="float" office:value="450">
            <text:p>450</text:p>
          </table:table-cell>
          <table:table-cell office:value-type="string">
            <text:p>g</text:p>
          </table:table-cell>
          <table:table-cell office:value-type="float" office:value="0.05">
            <text:p>0.05</text:p>
          </table:table-cell>
          <table:table-cell office:value-type="string">
            <text:p>mm</text:p>
          </table:table-cell>
          <table:table-cell table:formula="of:=([.D9]/[.B9])/[.F9]" office:value-type="float" office:value="692.307692307692">
            <text:p>692.31</text:p>
          </table:table-cell>
        </table:table-row>
      </table:table>
      <table:table table:name="storage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5">
          <table:table-cell office:value-type="string">
            <text:p>id</text:p>
          </table:table-cell>
          <table:table-cell office:value-type="string">
            <text:p>temperature</text:p>
          </table:table-cell>
        </table:table-row>
        <table:table-row table:style-name="ro5">
          <table:table-cell office:value-type="string">
            <text:p>chilled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ambient</text:p>
          </table:table-cell>
          <table:table-cell office:value-type="float" office:value="25">
            <text:p>25</text:p>
          </table:table-cell>
        </table:table-row>
      </table:table>
      <table:table table:name="pro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5">
          <table:table-cell office:value-type="string">
            <text:p>id</text:p>
          </table:table-cell>
          <table:table-cell office:value-type="string">
            <text:p>temperature</text:p>
          </table:table-cell>
          <table:table-cell office:value-type="string">
            <text:p>time</text:p>
          </table:table-cell>
          <table:table-cell office:value-type="string">
            <text:p>unit</text:p>
          </table:table-cell>
        </table:table-row>
        <table:table-row table:style-name="ro5">
          <table:table-cell office:value-type="string">
            <text:p>sterilization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string">
            <text:p>min</text:p>
          </table:table-cell>
        </table:table-row>
      </table:table>
      <table:table table:name="consumption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5">
          <table:table-cell office:value-type="string">
            <text:p>id</text:p>
          </table:table-cell>
          <table:table-cell office:value-type="string">
            <text:p>temperature</text:p>
          </table:table-cell>
          <table:table-cell office:value-type="string">
            <text:p>time</text:p>
          </table:table-cell>
          <table:table-cell office:value-type="string">
            <text:p>unit</text:p>
          </table:table-cell>
        </table:table-row>
        <table:table-row table:style-name="ro5">
          <table:table-cell office:value-type="string">
            <text:p>ambien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  <table:table-row table:style-name="ro5">
          <table:table-cell office:value-type="string">
            <text:p>hot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</table:table>
      <table:table table:name="units" table:style-name="ta1" table:print="false">
        <office:forms form:automatic-focus="false" form:apply-design-mode="false"/>
        <table:table-column table:style-name="co3" table:number-columns-repeated="2" table:default-cell-style-name="Default"/>
        <table:table-row table:style-name="ro5">
          <table:table-cell office:value-type="string">
            <text:p>unit</text:p>
          </table:table-cell>
          <table:table-cell office:value-type="string">
            <text:p>SI</text:p>
          </table:table-cell>
        </table:table-row>
        <table:table-row table:style-name="ro5">
          <table:table-cell office:value-type="string">
            <text:p>min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string">
            <text:p>h</text:p>
          </table:table-cell>
          <table:table-cell office:value-type="float" office:value="3600">
            <text:p>3600</text:p>
          </table:table-cell>
        </table:table-row>
        <table:table-row table:style-name="ro5">
          <table:table-cell office:value-type="string">
            <text:p>d</text:p>
          </table:table-cell>
          <table:table-cell table:formula="of:=3600*24" office:value-type="float" office:value="86400">
            <text:p>86400</text:p>
          </table:table-cell>
        </table:table-row>
        <table:table-row table:style-name="ro5">
          <table:table-cell office:value-type="string">
            <text:p>m</text:p>
          </table:table-cell>
          <table:table-cell table:formula="of:=30.5*24*3600" office:value-type="float" office:value="2635200">
            <text:p>2635200</text:p>
          </table:table-cell>
        </table:table-row>
        <table:table-row table:style-name="ro5">
          <table:table-cell office:value-type="string">
            <text:p>y</text:p>
          </table:table-cell>
          <table:table-cell table:formula="of:=365*24*3600" office:value-type="float" office:value="31536000">
            <text:p>31536000</text:p>
          </table:table-cell>
        </table:table-row>
        <table:table-row table:style-name="ro5">
          <table:table-cell office:value-type="string">
            <text:p>mm</text:p>
          </table:table-cell>
          <table:table-cell table:style-name="ce15" office:value-type="float" office:value="0.001">
            <text:p>0.001</text:p>
          </table:table-cell>
        </table:table-row>
        <table:table-row table:style-name="ro5">
          <table:table-cell office:value-type="string">
            <text:p>cm2</text:p>
          </table:table-cell>
          <table:table-cell table:style-name="ce16" office:value-type="float" office:value="0.0001">
            <text:p>0.0001</text:p>
          </table:table-cell>
        </table:table-row>
        <table:table-row table:style-name="ro5">
          <table:table-cell office:value-type="string">
            <text:p>g</text:p>
          </table:table-cell>
          <table:table-cell table:style-name="ce15" office:value-type="float" office:value="0.001">
            <text:p>0.001</text:p>
          </table:table-cell>
        </table:table-row>
        <table:table-row table:style-name="ro5">
          <table:table-cell office:value-type="string">
            <text:p>ppm</text:p>
          </table:table-cell>
          <table:table-cell table:style-name="ce17" office:value-type="float" office:value="0.000001">
            <text:p>0.000001</text:p>
          </table:table-cell>
        </table:table-row>
      </table:table>
      <table:table table:name="sim" table:style-name="ta1" table:print="false">
        <office:forms form:automatic-focus="false" form:apply-design-mode="false"/>
        <table:table-column table:style-name="co14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3" table:number-columns-repeated="1012" table:default-cell-style-name="ce4"/>
        <table:table-row table:style-name="ro9">
          <table:table-cell office:value-type="string">
            <text:p>row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arent</text:p>
          </table:table-cell>
          <table:table-cell table:style-name="ce23" office:value-type="string">
            <text:p>inherit</text:p>
          </table:table-cell>
          <table:table-cell table:style-name="ce26" office:value-type="string">
            <text:p>t</text:p>
          </table:table-cell>
          <table:table-cell table:style-name="ce27" office:value-type="string">
            <text:p>lF</text:p>
          </table:table-cell>
          <table:table-cell table:style-name="ce28" office:value-type="string">
            <text:p>l1</text:p>
          </table:table-cell>
          <table:table-cell table:style-name="ce29" office:value-type="string">
            <text:p>SML</text:p>
          </table:table-cell>
          <table:table-cell table:style-name="ce31" office:value-type="string">
            <text:p>CP10</text:p>
          </table:table-cell>
          <table:table-cell table:style-name="ce23" office:value-type="string">
            <text:p>Bi</text:p>
          </table:table-cell>
          <table:table-cell table:style-name="ce32" office:value-type="string">
            <text:p>D1</text:p>
          </table:table-cell>
          <table:table-cell table:style-name="ce35" office:value-type="string">
            <text:p>KFP1</text:p>
          </table:table-cell>
          <table:table-cell table:number-columns-repeated="1012"/>
        </table:table-row>
        <table:table-row table:style-name="ro9">
          <table:table-cell/>
          <table:table-cell table:style-name="ce23" office:value-type="string">
            <text:p>(user code)</text:p>
          </table:table-cell>
          <table:table-cell table:style-name="ce24" table:number-columns-repeated="2"/>
          <table:table-cell table:style-name="ce26" office:value-type="string">
            <text:p>s</text:p>
          </table:table-cell>
          <table:table-cell table:style-name="ce27" office:value-type="string">
            <text:p>m</text:p>
          </table:table-cell>
          <table:table-cell table:style-name="ce28" office:value-type="string">
            <text:p>m</text:p>
          </table:table-cell>
          <table:table-cell table:style-name="ce29" office:value-type="string">
            <text:p>kg/m3</text:p>
          </table:table-cell>
          <table:table-cell table:style-name="ce31" office:value-type="string">
            <text:p>kg/m3</text:p>
          </table:table-cell>
          <table:table-cell table:style-name="ce23" office:value-type="string">
            <text:p>no unit</text:p>
          </table:table-cell>
          <table:table-cell table:style-name="ce33" office:value-type="string">
            <text:p>m2/s</text:p>
          </table:table-cell>
          <table:table-cell table:style-name="ce35" office:value-type="string">
            <text:p>(kg/m3)/(kg/m3)</text:p>
          </table:table-cell>
          <table:table-cell table:number-columns-repeated="1012"/>
        </table:table-row>
        <table:table-row table:style-name="ro10">
          <table:table-cell office:value-type="float" office:value="1">
            <text:p>1</text:p>
          </table:table-cell>
          <table:table-cell table:formula="of:=INDEX(id;[.$A3])" office:value-type="string" office:string-value="LDPEYogurtBottle">
            <text:p>LDPEYogurtBottle</text:p>
          </table:table-cell>
          <table:table-cell table:formula="of:=IF(OR(COUNTBLANK(INDEX(parent;[.$A3]));INDEX(parent;[.$A3])=&quot;&quot;);&quot;&quot;;INDEX(parent;[.$A3]))">
            <text:p/>
          </table:table-cell>
          <table:table-cell table:style-name="ce23"/>
          <table:table-cell table:formula="of:=IF(EXACT(INDEX(step;[.$A3]);&quot;storage&quot;);&quot;(&quot;&amp;INDEX(id;[.$A3])&amp;&quot;:scenario::id-&gt;food:food::id-&gt;shelflife&quot;&amp;&quot;)*(&quot;&amp;INDEX(id;[.$A3])&amp;&quot;:scenario::id-&gt;food:food::id-&gt;shelflifeunit:units::unit-&gt;SI)&quot;;IF(EXACT(INDEX(step;[.$A3]);&quot;process&quot;);&quot;(&quot;&amp;INDEX(id;[.$A3])&amp;&quot;:scenario::id-&gt;temperature:process::id-&gt;time&quot;&amp;&quot;)*(&quot;&amp;INDEX(id;[.$A3])&amp;&quot;:scenario::id-&gt;temperature:process::id-&gt;unit:units::unit-&gt;SI)&quot;;IF(EXACT(INDEX(step;[.$A3]);&quot;consumption&quot;);&quot;(&quot;&amp;INDEX(id;[.$A3])&amp;&quot;:scenario::id-&gt;temperature:consumption::id-&gt;time&quot;&amp;&quot;)*(&quot;&amp;INDEX(id;[.$A3])&amp;&quot;:scenario::id-&gt;temperature:consumption::id-&gt;unit:units::unit-&gt;SI)&quot;;&quot;NaN&quot;)))" office:value-type="string" office:string-value="(LDPEYogurtBottle:scenario::id-&gt;food:food::id-&gt;shelflife)*(LDPEYogurtBottle:scenario::id-&gt;food:food::id-&gt;shelflifeunit:units::unit-&gt;SI)">
            <text:p>(LDPEYogurtBottle:scenario::id-&gt;food:food::id-&gt;shelflife)*(LDPEYogurtBottle:scenario::id-&gt;food:food::id-&gt;shelflifeunit:units::unit-&gt;SI)</text:p>
          </table:table-cell>
          <table:table-cell table:formula="of:=IF(OR(COUNTBLANK(INDEX(parent;[.$A3]));INDEX(parent;[.$A3])=&quot;&quot;);&quot;(&quot;&amp;INDEX(id;[.$A3])&amp;&quot;:scenario::id-&gt;geometry:geometry::id-&gt;mF)*(&quot;&amp;INDEX(id;[.$A3])&amp;&quot;:scenario::id-&gt;geometry:geometry::id-&gt;mFunit:units::unit-&gt;SI)/((&quot;&amp;INDEX(id;[.$A3])&amp;&quot;:scenario::id-&gt;food:food::id-&gt;rhoF)*(&quot;&amp;INDEX(id;[.$A3])&amp;&quot;:scenario::id-&gt;geometry:geometry::id-&gt;A)*(&quot;&amp;INDEX(id;[.$A3])&amp;&quot;:scenario::id-&gt;geometry:geometry::id-&gt;Aunit:units::unit-&gt;SI))&quot;;&quot;&quot;)" office:value-type="string" office:string-value="(LDPEYogurtBottle:scenario::id-&gt;geometry:geometry::id-&gt;mF)*(LDPEYogurtBottle:scenario::id-&gt;geometry:geometry::id-&gt;mFunit:units::unit-&gt;SI)/((LDPEYogurtBottle:scenario::id-&gt;food:food::id-&gt;rhoF)*(LDPEYogurtBottle:scenario::id-&gt;geometry:geometry::id-&gt;A)*(LDPEYogurtBottle:scenario::id-&gt;geometry:geometry::id-&gt;Aunit:units::unit-&gt;SI))">
            <text:p>(LDPEYogurtBottle:scenario::id-&gt;geometry:geometry::id-&gt;mF)*(LDPEYogurtBottle:scenario::id-&gt;geometry:geometry::id-&gt;mFunit:units::unit-&gt;SI)/((LDPEYogurtBottle:scenario::id-&gt;food:food::id-&gt;rhoF)*(LDPEYogurtBottle:scenario::id-&gt;geometry:geometry::id-&gt;A)*(LDPEYogurtBottle:scenario::id-&gt;geometry:geometry::id-&gt;Aunit:units::unit-&gt;SI))</text:p>
          </table:table-cell>
          <table:table-cell table:formula="of:=IF(OR(COUNTBLANK(INDEX(parent;[.$A3]));INDEX(parent;[.$A3])=&quot;&quot;);&quot;(&quot;&amp;INDEX(id;[.$A3])&amp;&quot;:scenario::id-&gt;geometry:geometry::id-&gt;lP1)*(&quot;&amp;INDEX(id;[.$A3])&amp;&quot;:scenario::id-&gt;geometry:geometry::id-&gt;lPunit:units::unit-&gt;SI)&quot;;&quot;&quot;)" office:value-type="string" office:string-value="(LDPEYogurtBottle:scenario::id-&gt;geometry:geometry::id-&gt;lP1)*(LDPEYogurtBottle:scenario::id-&gt;geometry:geometry::id-&gt;lPunit:units::unit-&gt;SI)">
            <text:p>(LDPEYogurtBottle:scenario::id-&gt;geometry:geometry::id-&gt;lP1)*(LDPEYogurtBottle:scenario::id-&gt;geometry:geometry::id-&gt;lPunit:units::unit-&gt;SI)</text:p>
          </table:table-cell>
          <table:table-cell table:formula="of:=IF(OR(COUNTBLANK(INDEX(parent;[.$A3]));INDEX(parent;[.$A3])=&quot;&quot;);&quot;prctile((&quot;&amp;INDEX(id;[.$A3])&amp;&quot;:scenario::id-&gt;polymer:polymer::acronym-&gt;composition:substance::technologicalclass-&gt;SML)*(&quot;&amp;INDEX(id;[.$A3])&amp;&quot;:scenario::id-&gt;food:food::id-&gt;rhoF)*(&quot;&amp;INDEX(id;[.$A3])&amp;&quot;:scenario::id-&gt;polymer:polymer::acronym-&gt;composition:substance::technologicalclass-&gt;SMLunit:units::unit-&gt;SI),25)&quot;;&quot;&quot;)" office:value-type="string" office:string-value="prctile((LDPEYogurtBottle:scenario::id-&gt;polymer:polymer::acronym-&gt;composition:substance::technologicalclass-&gt;SML)*(LDPEYogurtBottle:scenario::id-&gt;food:food::id-&gt;rhoF)*(LDPEYogurtBottle:scenario::id-&gt;polymer:polymer::acronym-&gt;composition:substance::technologicalclass-&gt;SMLunit:units::unit-&gt;SI),25)">
            <text:p>prctile((LDPEYogurtBottle:scenario::id-&gt;polymer:polymer::acronym-&gt;composition:substance::technologicalclass-&gt;SML)*(LDPEYogurtBottle:scenario::id-&gt;food:food::id-&gt;rhoF)*(LDPEYogurtBottle:scenario::id-&gt;polymer:polymer::acronym-&gt;composition:substance::technologicalclass-&gt;SMLunit:units::unit-&gt;SI),25)</text:p>
          </table:table-cell>
          <table:table-cell table:formula="of:=IF(OR(COUNTBLANK(INDEX(parent;[.$A3]));INDEX(parent;[.$A3])=&quot;&quot;);&quot;max(&quot;&amp;INDEX(id;[.$A3])&amp;&quot;:scenario::id-&gt;polymer:polymer::acronym-&gt;composition:technologicalclass::id-&gt;CP0)*(&quot;&amp;INDEX(id;[.$A3])&amp;&quot;:scenario::id-&gt;polymer:polymer::acronym-&gt;rhoP)*(&quot;&amp;INDEX(id;[.$A3])&amp;&quot;:scenario::id-&gt;polymer:polymer::acronym-&gt;composition:technologicalclass::id-&gt;Cunit:units::unit-&gt;SI)&quot;;&quot;&quot;)" office:value-type="string" office:string-value="max(LDPEYogurtBottle:scenario::id-&gt;polymer:polymer::acronym-&gt;composition:technologicalclass::id-&gt;CP0)*(LDPEYogurtBottle:scenario::id-&gt;polymer:polymer::acronym-&gt;rhoP)*(LDPEYogurtBottle:scenario::id-&gt;polymer:polymer::acronym-&gt;composition:technologicalclass::id-&gt;Cunit:units::unit-&gt;SI)">
            <text:p>max(LDPEYogurtBottle:scenario::id-&gt;polymer:polymer::acronym-&gt;composition:technologicalclass::id-&gt;CP0)*(LDPEYogurtBottle:scenario::id-&gt;polymer:polymer::acronym-&gt;rhoP)*(LDPEYogurtBottle:scenario::id-&gt;polymer:polymer::acronym-&gt;composition:technologicalclass::id-&gt;Cunit:units::unit-&gt;SI)</text:p>
          </table:table-cell>
          <table:table-cell table:formula="of:=IF(OR(COUNTBLANK(INDEX(parent;[.$A3]));INDEX(parent;[.$A3])=&quot;&quot;);INDEX(id;[.$A3])&amp;&quot;:scenario::id-&gt;foodtexture:foodtexture::id-&gt;Bi&quot;;&quot;&quot;)" office:value-type="string" office:string-value="LDPEYogurtBottle:scenario::id-&gt;foodtexture:foodtexture::id-&gt;Bi">
            <text:p>LDPEYogurtBottle:scenario::id-&gt;foodtexture:foodtexture::id-&gt;Bi</text:p>
          </table:table-cell>
          <table:table-cell table:style-name="ce34" table:formula="of:=&quot;Dpiringer((&quot;&amp;INDEX(id;[.$A3])&amp;&quot;:scenario::id-&gt;polymer),(&quot;&amp;INDEX(id;[.$A3])&amp;&quot;:scenario::id-&gt;polymer:polymer::acronym-&gt;composition:substance::technologicalclass-&gt;M),&quot;&amp;IF(EXACT(INDEX(step;[.$A3]);&quot;storage&quot;);&quot;(&quot;&amp;INDEX(id;[.$A3])&amp;&quot;:scenario::id-&gt;temperature:storage::id-&gt;temperature)&quot;;IF(EXACT(INDEX(step;[.$A3]);&quot;process&quot;);&quot;(&quot;&amp;INDEX(id;[.$A3])&amp;&quot;:scenario::id-&gt;temperature:process::id-&gt;temperature)&quot;;IF(EXACT(INDEX(step;[.$A3]);&quot;consumption&quot;);&quot;(&quot;&amp;INDEX(id;[.$A3])&amp;&quot;:scenario::id-&gt;temperature:consumption::id-&gt;temperature)&quot;;&quot;nan&quot;)))&amp;&quot;)&quot;" office:value-type="string" office:string-value="Dpiringer((LDPEYogurtBottle:scenario::id-&gt;polymer),(LDPEYogurtBottle:scenario::id-&gt;polymer:polymer::acronym-&gt;composition:substance::technologicalclass-&gt;M),(LDPEYogurtBottle:scenario::id-&gt;temperature:storage::id-&gt;temperature))">
            <text:p>Dpiringer((LDPEYogurtBottle:scenario::id-&gt;polymer),(LDPEYogurtBottle:scenario::id-&gt;polymer:polymer::acronym-&gt;composition:substance::technologicalclass-&gt;M),(LDPEYogurtBottle:scenario::id-&gt;temperature:storage::id-&gt;temperature))</text:p>
          </table:table-cell>
          <table:table-cell table:formula="of:=IF(OR(COUNTBLANK(INDEX(parent;[.$A3]));INDEX(parent;[.$A3])=&quot;&quot;);INDEX(id;[.$A3])&amp;&quot;:scenario::id-&gt;foodsimulant:foodsimulant::id-&gt;K&quot;;&quot;&quot;)" office:value-type="string" office:string-value="LDPEYogurtBottle:scenario::id-&gt;foodsimulant:foodsimulant::id-&gt;K">
            <text:p>LDPEYogurtBottle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2">
            <text:p>2</text:p>
          </table:table-cell>
          <table:table-cell table:formula="of:=INDEX(id;[.$A4])" office:value-type="string" office:string-value="HDPEOilCap">
            <text:p>HDPEOilCap</text:p>
          </table:table-cell>
          <table:table-cell table:formula="of:=IF(OR(COUNTBLANK(INDEX(parent;[.$A4]));INDEX(parent;[.$A4])=&quot;&quot;);&quot;&quot;;INDEX(parent;[.$A4]))">
            <text:p/>
          </table:table-cell>
          <table:table-cell table:style-name="ce25" table:formula="of:=IF(OR(COUNTBLANK(INDEX(inherit;[.$A4]));INDEX(inherit;[.$A4])=&quot;&quot;);&quot;&quot;;INDEX(inherit;[.$A4]))">
            <text:p/>
          </table:table-cell>
          <table:table-cell table:formula="of:=IF(EXACT(INDEX(step;[.$A4]);&quot;storage&quot;);&quot;(&quot;&amp;INDEX(id;[.$A4])&amp;&quot;:scenario::id-&gt;food:food::id-&gt;shelflife&quot;&amp;&quot;)*(&quot;&amp;INDEX(id;[.$A4])&amp;&quot;:scenario::id-&gt;food:food::id-&gt;shelflifeunit:units::unit-&gt;SI)&quot;;IF(EXACT(INDEX(step;[.$A4]);&quot;process&quot;);&quot;(&quot;&amp;INDEX(id;[.$A4])&amp;&quot;:scenario::id-&gt;temperature:process::id-&gt;time&quot;&amp;&quot;)*(&quot;&amp;INDEX(id;[.$A4])&amp;&quot;:scenario::id-&gt;temperature:process::id-&gt;unit:units::unit-&gt;SI)&quot;;IF(EXACT(INDEX(step;[.$A4]);&quot;consumption&quot;);&quot;(&quot;&amp;INDEX(id;[.$A4])&amp;&quot;:scenario::id-&gt;temperature:consumption::id-&gt;time&quot;&amp;&quot;)*(&quot;&amp;INDEX(id;[.$A4])&amp;&quot;:scenario::id-&gt;temperature:consumption::id-&gt;unit:units::unit-&gt;SI)&quot;;&quot;NaN&quot;)))" office:value-type="string" office:string-value="(HDPEOilCap:scenario::id-&gt;food:food::id-&gt;shelflife)*(HDPEOilCap:scenario::id-&gt;food:food::id-&gt;shelflifeunit:units::unit-&gt;SI)">
            <text:p>(HDPEOilCap:scenario::id-&gt;food:food::id-&gt;shelflife)*(HDPEOilCap:scenario::id-&gt;food:food::id-&gt;shelflifeunit:units::unit-&gt;SI)</text:p>
          </table:table-cell>
          <table:table-cell table:formula="of:=IF(OR(COUNTBLANK(INDEX(parent;[.$A4]));INDEX(parent;[.$A4])=&quot;&quot;);&quot;(&quot;&amp;INDEX(id;[.$A4])&amp;&quot;:scenario::id-&gt;geometry:geometry::id-&gt;mF)*(&quot;&amp;INDEX(id;[.$A4])&amp;&quot;:scenario::id-&gt;geometry:geometry::id-&gt;mFunit:units::unit-&gt;SI)/((&quot;&amp;INDEX(id;[.$A4])&amp;&quot;:scenario::id-&gt;food:food::id-&gt;rhoF)*(&quot;&amp;INDEX(id;[.$A4])&amp;&quot;:scenario::id-&gt;geometry:geometry::id-&gt;A)*(&quot;&amp;INDEX(id;[.$A4])&amp;&quot;:scenario::id-&gt;geometry:geometry::id-&gt;Aunit:units::unit-&gt;SI))&quot;;&quot;&quot;)" office:value-type="string" office:string-value="(HDPEOilCap:scenario::id-&gt;geometry:geometry::id-&gt;mF)*(HDPEOilCap:scenario::id-&gt;geometry:geometry::id-&gt;mFunit:units::unit-&gt;SI)/((HDPEOilCap:scenario::id-&gt;food:food::id-&gt;rhoF)*(HDPEOilCap:scenario::id-&gt;geometry:geometry::id-&gt;A)*(HDPEOilCap:scenario::id-&gt;geometry:geometry::id-&gt;Aunit:units::unit-&gt;SI))">
            <text:p>(HDPEOilCap:scenario::id-&gt;geometry:geometry::id-&gt;mF)*(HDPEOilCap:scenario::id-&gt;geometry:geometry::id-&gt;mFunit:units::unit-&gt;SI)/((HDPEOilCap:scenario::id-&gt;food:food::id-&gt;rhoF)*(HDPEOilCap:scenario::id-&gt;geometry:geometry::id-&gt;A)*(HDPEOilCap:scenario::id-&gt;geometry:geometry::id-&gt;Aunit:units::unit-&gt;SI))</text:p>
          </table:table-cell>
          <table:table-cell table:formula="of:=IF(OR(COUNTBLANK(INDEX(parent;[.$A4]));INDEX(parent;[.$A4])=&quot;&quot;);&quot;(&quot;&amp;INDEX(id;[.$A4])&amp;&quot;:scenario::id-&gt;geometry:geometry::id-&gt;lP1)*(&quot;&amp;INDEX(id;[.$A4])&amp;&quot;:scenario::id-&gt;geometry:geometry::id-&gt;lPunit:units::unit-&gt;SI)&quot;;&quot;&quot;)" office:value-type="string" office:string-value="(HDPEOilCap:scenario::id-&gt;geometry:geometry::id-&gt;lP1)*(HDPEOilCap:scenario::id-&gt;geometry:geometry::id-&gt;lPunit:units::unit-&gt;SI)">
            <text:p>(HDPEOilCap:scenario::id-&gt;geometry:geometry::id-&gt;lP1)*(HDPEOilCap:scenario::id-&gt;geometry:geometry::id-&gt;lPunit:units::unit-&gt;SI)</text:p>
          </table:table-cell>
          <table:table-cell table:formula="of:=IF(OR(COUNTBLANK(INDEX(parent;[.$A4]));INDEX(parent;[.$A4])=&quot;&quot;);&quot;prctile((&quot;&amp;INDEX(id;[.$A4])&amp;&quot;:scenario::id-&gt;polymer:polymer::acronym-&gt;composition:substance::technologicalclass-&gt;SML)*(&quot;&amp;INDEX(id;[.$A4])&amp;&quot;:scenario::id-&gt;food:food::id-&gt;rhoF)*(&quot;&amp;INDEX(id;[.$A4])&amp;&quot;:scenario::id-&gt;polymer:polymer::acronym-&gt;composition:substance::technologicalclass-&gt;SMLunit:units::unit-&gt;SI),25)&quot;;&quot;&quot;)" office:value-type="string" office:string-value="prctile((HDPEOilCap:scenario::id-&gt;polymer:polymer::acronym-&gt;composition:substance::technologicalclass-&gt;SML)*(HDPEOilCap:scenario::id-&gt;food:food::id-&gt;rhoF)*(HDPEOilCap:scenario::id-&gt;polymer:polymer::acronym-&gt;composition:substance::technologicalclass-&gt;SMLunit:units::unit-&gt;SI),25)">
            <text:p>prctile((HDPEOilCap:scenario::id-&gt;polymer:polymer::acronym-&gt;composition:substance::technologicalclass-&gt;SML)*(HDPEOilCap:scenario::id-&gt;food:food::id-&gt;rhoF)*(HDPEOilCap:scenario::id-&gt;polymer:polymer::acronym-&gt;composition:substance::technologicalclass-&gt;SMLunit:units::unit-&gt;SI),25)</text:p>
          </table:table-cell>
          <table:table-cell table:formula="of:=IF(OR(COUNTBLANK(INDEX(parent;[.$A4]));INDEX(parent;[.$A4])=&quot;&quot;);&quot;max(&quot;&amp;INDEX(id;[.$A4])&amp;&quot;:scenario::id-&gt;polymer:polymer::acronym-&gt;composition:technologicalclass::id-&gt;CP0)*(&quot;&amp;INDEX(id;[.$A4])&amp;&quot;:scenario::id-&gt;polymer:polymer::acronym-&gt;rhoP)*(&quot;&amp;INDEX(id;[.$A4])&amp;&quot;:scenario::id-&gt;polymer:polymer::acronym-&gt;composition:technologicalclass::id-&gt;Cunit:units::unit-&gt;SI)&quot;;&quot;&quot;)" office:value-type="string" office:string-value="max(HDPEOilCap:scenario::id-&gt;polymer:polymer::acronym-&gt;composition:technologicalclass::id-&gt;CP0)*(HDPEOilCap:scenario::id-&gt;polymer:polymer::acronym-&gt;rhoP)*(HDPEOilCap:scenario::id-&gt;polymer:polymer::acronym-&gt;composition:technologicalclass::id-&gt;Cunit:units::unit-&gt;SI)">
            <text:p>max(HDPEOilCap:scenario::id-&gt;polymer:polymer::acronym-&gt;composition:technologicalclass::id-&gt;CP0)*(HDPEOilCap:scenario::id-&gt;polymer:polymer::acronym-&gt;rhoP)*(HDPEOilCap:scenario::id-&gt;polymer:polymer::acronym-&gt;composition:technologicalclass::id-&gt;Cunit:units::unit-&gt;SI)</text:p>
          </table:table-cell>
          <table:table-cell table:formula="of:=IF(OR(COUNTBLANK(INDEX(parent;[.$A4]));INDEX(parent;[.$A4])=&quot;&quot;);INDEX(id;[.$A4])&amp;&quot;:scenario::id-&gt;foodtexture:foodtexture::id-&gt;Bi&quot;;&quot;&quot;)" office:value-type="string" office:string-value="HDPEOilCap:scenario::id-&gt;foodtexture:foodtexture::id-&gt;Bi">
            <text:p>HDPEOilCap:scenario::id-&gt;foodtexture:foodtexture::id-&gt;Bi</text:p>
          </table:table-cell>
          <table:table-cell table:style-name="ce34" table:formula="of:=&quot;Dpiringer((&quot;&amp;INDEX(id;[.$A4])&amp;&quot;:scenario::id-&gt;polymer),(&quot;&amp;INDEX(id;[.$A4])&amp;&quot;:scenario::id-&gt;polymer:polymer::acronym-&gt;composition:substance::technologicalclass-&gt;M),&quot;&amp;IF(EXACT(INDEX(step;[.$A4]);&quot;storage&quot;);&quot;(&quot;&amp;INDEX(id;[.$A4])&amp;&quot;:scenario::id-&gt;temperature:storage::id-&gt;temperature)&quot;;IF(EXACT(INDEX(step;[.$A4]);&quot;process&quot;);&quot;(&quot;&amp;INDEX(id;[.$A4])&amp;&quot;:scenario::id-&gt;temperature:process::id-&gt;temperature)&quot;;IF(EXACT(INDEX(step;[.$A4]);&quot;consumption&quot;);&quot;(&quot;&amp;INDEX(id;[.$A4])&amp;&quot;:scenario::id-&gt;temperature:consumption::id-&gt;temperature)&quot;;&quot;nan&quot;)))&amp;&quot;)&quot;" office:value-type="string" office:string-value="Dpiringer((HDPEOilCap:scenario::id-&gt;polymer),(HDPEOilCap:scenario::id-&gt;polymer:polymer::acronym-&gt;composition:substance::technologicalclass-&gt;M),(HDPEOilCap:scenario::id-&gt;temperature:storage::id-&gt;temperature))">
            <text:p>Dpiringer((HDPEOilCap:scenario::id-&gt;polymer),(HDPEOilCap:scenario::id-&gt;polymer:polymer::acronym-&gt;composition:substance::technologicalclass-&gt;M),(HDPEOilCap:scenario::id-&gt;temperature:storage::id-&gt;temperature))</text:p>
          </table:table-cell>
          <table:table-cell table:formula="of:=IF(OR(COUNTBLANK(INDEX(parent;[.$A4]));INDEX(parent;[.$A4])=&quot;&quot;);INDEX(id;[.$A4])&amp;&quot;:scenario::id-&gt;foodsimulant:foodsimulant::id-&gt;K&quot;;&quot;&quot;)" office:value-type="string" office:string-value="HDPEOilCap:scenario::id-&gt;foodsimulant:foodsimulant::id-&gt;K">
            <text:p>HDPEOilCap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3">
            <text:p>3</text:p>
          </table:table-cell>
          <table:table-cell table:formula="of:=INDEX(id;[.$A5])" office:value-type="string" office:string-value="PPDrinkGoblet">
            <text:p>PPDrinkGoblet</text:p>
          </table:table-cell>
          <table:table-cell table:formula="of:=IF(OR(COUNTBLANK(INDEX(parent;[.$A5]));INDEX(parent;[.$A5])=&quot;&quot;);&quot;&quot;;INDEX(parent;[.$A5]))">
            <text:p/>
          </table:table-cell>
          <table:table-cell table:style-name="ce25" table:formula="of:=IF(OR(COUNTBLANK(INDEX(inherit;[.$A5]));INDEX(inherit;[.$A5])=&quot;&quot;);&quot;&quot;;INDEX(inherit;[.$A5]))">
            <text:p/>
          </table:table-cell>
          <table:table-cell table:formula="of:=IF(EXACT(INDEX(step;[.$A5]);&quot;storage&quot;);&quot;(&quot;&amp;INDEX(id;[.$A5])&amp;&quot;:scenario::id-&gt;food:food::id-&gt;shelflife&quot;&amp;&quot;)*(&quot;&amp;INDEX(id;[.$A5])&amp;&quot;:scenario::id-&gt;food:food::id-&gt;shelflifeunit:units::unit-&gt;SI)&quot;;IF(EXACT(INDEX(step;[.$A5]);&quot;process&quot;);&quot;(&quot;&amp;INDEX(id;[.$A5])&amp;&quot;:scenario::id-&gt;temperature:process::id-&gt;time&quot;&amp;&quot;)*(&quot;&amp;INDEX(id;[.$A5])&amp;&quot;:scenario::id-&gt;temperature:process::id-&gt;unit:units::unit-&gt;SI)&quot;;IF(EXACT(INDEX(step;[.$A5]);&quot;consumption&quot;);&quot;(&quot;&amp;INDEX(id;[.$A5])&amp;&quot;:scenario::id-&gt;temperature:consumption::id-&gt;time&quot;&amp;&quot;)*(&quot;&amp;INDEX(id;[.$A5])&amp;&quot;:scenario::id-&gt;temperature:consumption::id-&gt;unit:units::unit-&gt;SI)&quot;;&quot;NaN&quot;)))" office:value-type="string" office:string-value="(PPDrinkGoblet:scenario::id-&gt;temperature:consumption::id-&gt;time)*(PPDrinkGoblet:scenario::id-&gt;temperature:consumption::id-&gt;unit:units::unit-&gt;SI)">
            <text:p>(PPDrinkGoblet:scenario::id-&gt;temperature:consumption::id-&gt;time)*(PPDrinkGoblet:scenario::id-&gt;temperature:consumption::id-&gt;unit:units::unit-&gt;SI)</text:p>
          </table:table-cell>
          <table:table-cell table:formula="of:=IF(OR(COUNTBLANK(INDEX(parent;[.$A5]));INDEX(parent;[.$A5])=&quot;&quot;);&quot;(&quot;&amp;INDEX(id;[.$A5])&amp;&quot;:scenario::id-&gt;geometry:geometry::id-&gt;mF)*(&quot;&amp;INDEX(id;[.$A5])&amp;&quot;:scenario::id-&gt;geometry:geometry::id-&gt;mFunit:units::unit-&gt;SI)/((&quot;&amp;INDEX(id;[.$A5])&amp;&quot;:scenario::id-&gt;food:food::id-&gt;rhoF)*(&quot;&amp;INDEX(id;[.$A5])&amp;&quot;:scenario::id-&gt;geometry:geometry::id-&gt;A)*(&quot;&amp;INDEX(id;[.$A5])&amp;&quot;:scenario::id-&gt;geometry:geometry::id-&gt;Aunit:units::unit-&gt;SI))&quot;;&quot;&quot;)" office:value-type="string" office:string-value="(PPDrinkGoblet:scenario::id-&gt;geometry:geometry::id-&gt;mF)*(PPDrinkGoblet:scenario::id-&gt;geometry:geometry::id-&gt;mFunit:units::unit-&gt;SI)/((PPDrinkGoblet:scenario::id-&gt;food:food::id-&gt;rhoF)*(PPDrinkGoblet:scenario::id-&gt;geometry:geometry::id-&gt;A)*(PPDrinkGoblet:scenario::id-&gt;geometry:geometry::id-&gt;Aunit:units::unit-&gt;SI))">
            <text:p>(PPDrinkGoblet:scenario::id-&gt;geometry:geometry::id-&gt;mF)*(PPDrinkGoblet:scenario::id-&gt;geometry:geometry::id-&gt;mFunit:units::unit-&gt;SI)/((PPDrinkGoblet:scenario::id-&gt;food:food::id-&gt;rhoF)*(PPDrinkGoblet:scenario::id-&gt;geometry:geometry::id-&gt;A)*(PPDrinkGoblet:scenario::id-&gt;geometry:geometry::id-&gt;Aunit:units::unit-&gt;SI))</text:p>
          </table:table-cell>
          <table:table-cell table:formula="of:=IF(OR(COUNTBLANK(INDEX(parent;[.$A5]));INDEX(parent;[.$A5])=&quot;&quot;);&quot;(&quot;&amp;INDEX(id;[.$A5])&amp;&quot;:scenario::id-&gt;geometry:geometry::id-&gt;lP1)*(&quot;&amp;INDEX(id;[.$A5])&amp;&quot;:scenario::id-&gt;geometry:geometry::id-&gt;lPunit:units::unit-&gt;SI)&quot;;&quot;&quot;)" office:value-type="string" office:string-value="(PPDrinkGoblet:scenario::id-&gt;geometry:geometry::id-&gt;lP1)*(PPDrinkGoblet:scenario::id-&gt;geometry:geometry::id-&gt;lPunit:units::unit-&gt;SI)">
            <text:p>(PPDrinkGoblet:scenario::id-&gt;geometry:geometry::id-&gt;lP1)*(PPDrinkGoblet:scenario::id-&gt;geometry:geometry::id-&gt;lPunit:units::unit-&gt;SI)</text:p>
          </table:table-cell>
          <table:table-cell table:formula="of:=IF(OR(COUNTBLANK(INDEX(parent;[.$A5]));INDEX(parent;[.$A5])=&quot;&quot;);&quot;prctile((&quot;&amp;INDEX(id;[.$A5])&amp;&quot;:scenario::id-&gt;polymer:polymer::acronym-&gt;composition:substance::technologicalclass-&gt;SML)*(&quot;&amp;INDEX(id;[.$A5])&amp;&quot;:scenario::id-&gt;food:food::id-&gt;rhoF)*(&quot;&amp;INDEX(id;[.$A5])&amp;&quot;:scenario::id-&gt;polymer:polymer::acronym-&gt;composition:substance::technologicalclass-&gt;SMLunit:units::unit-&gt;SI),25)&quot;;&quot;&quot;)" office:value-type="string" office:string-value="prctile((PPDrinkGoblet:scenario::id-&gt;polymer:polymer::acronym-&gt;composition:substance::technologicalclass-&gt;SML)*(PPDrinkGoblet:scenario::id-&gt;food:food::id-&gt;rhoF)*(PPDrinkGoblet:scenario::id-&gt;polymer:polymer::acronym-&gt;composition:substance::technologicalclass-&gt;SMLunit:units::unit-&gt;SI),25)">
            <text:p>prctile((PPDrinkGoblet:scenario::id-&gt;polymer:polymer::acronym-&gt;composition:substance::technologicalclass-&gt;SML)*(PPDrinkGoblet:scenario::id-&gt;food:food::id-&gt;rhoF)*(PPDrinkGoblet:scenario::id-&gt;polymer:polymer::acronym-&gt;composition:substance::technologicalclass-&gt;SMLunit:units::unit-&gt;SI),25)</text:p>
          </table:table-cell>
          <table:table-cell table:formula="of:=IF(OR(COUNTBLANK(INDEX(parent;[.$A5]));INDEX(parent;[.$A5])=&quot;&quot;);&quot;max(&quot;&amp;INDEX(id;[.$A5])&amp;&quot;:scenario::id-&gt;polymer:polymer::acronym-&gt;composition:technologicalclass::id-&gt;CP0)*(&quot;&amp;INDEX(id;[.$A5])&amp;&quot;:scenario::id-&gt;polymer:polymer::acronym-&gt;rhoP)*(&quot;&amp;INDEX(id;[.$A5])&amp;&quot;:scenario::id-&gt;polymer:polymer::acronym-&gt;composition:technologicalclass::id-&gt;Cunit:units::unit-&gt;SI)&quot;;&quot;&quot;)" office:value-type="string" office:string-value="max(PPDrinkGoblet:scenario::id-&gt;polymer:polymer::acronym-&gt;composition:technologicalclass::id-&gt;CP0)*(PPDrinkGoblet:scenario::id-&gt;polymer:polymer::acronym-&gt;rhoP)*(PPDrinkGoblet:scenario::id-&gt;polymer:polymer::acronym-&gt;composition:technologicalclass::id-&gt;Cunit:units::unit-&gt;SI)">
            <text:p>max(PPDrinkGoblet:scenario::id-&gt;polymer:polymer::acronym-&gt;composition:technologicalclass::id-&gt;CP0)*(PPDrinkGoblet:scenario::id-&gt;polymer:polymer::acronym-&gt;rhoP)*(PPDrinkGoblet:scenario::id-&gt;polymer:polymer::acronym-&gt;composition:technologicalclass::id-&gt;Cunit:units::unit-&gt;SI)</text:p>
          </table:table-cell>
          <table:table-cell table:formula="of:=IF(OR(COUNTBLANK(INDEX(parent;[.$A5]));INDEX(parent;[.$A5])=&quot;&quot;);INDEX(id;[.$A5])&amp;&quot;:scenario::id-&gt;foodtexture:foodtexture::id-&gt;Bi&quot;;&quot;&quot;)" office:value-type="string" office:string-value="PPDrinkGoblet:scenario::id-&gt;foodtexture:foodtexture::id-&gt;Bi">
            <text:p>PPDrinkGoblet:scenario::id-&gt;foodtexture:foodtexture::id-&gt;Bi</text:p>
          </table:table-cell>
          <table:table-cell table:style-name="ce34" table:formula="of:=&quot;Dpiringer((&quot;&amp;INDEX(id;[.$A5])&amp;&quot;:scenario::id-&gt;polymer),(&quot;&amp;INDEX(id;[.$A5])&amp;&quot;:scenario::id-&gt;polymer:polymer::acronym-&gt;composition:substance::technologicalclass-&gt;M),&quot;&amp;IF(EXACT(INDEX(step;[.$A5]);&quot;storage&quot;);&quot;(&quot;&amp;INDEX(id;[.$A5])&amp;&quot;:scenario::id-&gt;temperature:storage::id-&gt;temperature)&quot;;IF(EXACT(INDEX(step;[.$A5]);&quot;process&quot;);&quot;(&quot;&amp;INDEX(id;[.$A5])&amp;&quot;:scenario::id-&gt;temperature:process::id-&gt;temperature)&quot;;IF(EXACT(INDEX(step;[.$A5]);&quot;consumption&quot;);&quot;(&quot;&amp;INDEX(id;[.$A5])&amp;&quot;:scenario::id-&gt;temperature:consumption::id-&gt;temperature)&quot;;&quot;nan&quot;)))&amp;&quot;)&quot;" office:value-type="string" office:string-value="Dpiringer((PPDrinkGoblet:scenario::id-&gt;polymer),(PPDrinkGoblet:scenario::id-&gt;polymer:polymer::acronym-&gt;composition:substance::technologicalclass-&gt;M),(PPDrinkGoblet:scenario::id-&gt;temperature:consumption::id-&gt;temperature))">
            <text:p>Dpiringer((PPDrinkGoblet:scenario::id-&gt;polymer),(PPDrinkGoblet:scenario::id-&gt;polymer:polymer::acronym-&gt;composition:substance::technologicalclass-&gt;M),(PPDrinkGoblet:scenario::id-&gt;temperature:consumption::id-&gt;temperature))</text:p>
          </table:table-cell>
          <table:table-cell table:formula="of:=IF(OR(COUNTBLANK(INDEX(parent;[.$A5]));INDEX(parent;[.$A5])=&quot;&quot;);INDEX(id;[.$A5])&amp;&quot;:scenario::id-&gt;foodsimulant:foodsimulant::id-&gt;K&quot;;&quot;&quot;)" office:value-type="string" office:string-value="PPDrinkGoblet:scenario::id-&gt;foodsimulant:foodsimulant::id-&gt;K">
            <text:p>PPDrinkGoblet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4">
            <text:p>4</text:p>
          </table:table-cell>
          <table:table-cell table:formula="of:=INDEX(id;[.$A6])" office:value-type="string" office:string-value="PPButterContainer">
            <text:p>PPButterContainer</text:p>
          </table:table-cell>
          <table:table-cell table:formula="of:=IF(OR(COUNTBLANK(INDEX(parent;[.$A6]));INDEX(parent;[.$A6])=&quot;&quot;);&quot;&quot;;INDEX(parent;[.$A6]))">
            <text:p/>
          </table:table-cell>
          <table:table-cell table:style-name="ce25" table:formula="of:=IF(OR(COUNTBLANK(INDEX(inherit;[.$A6]));INDEX(inherit;[.$A6])=&quot;&quot;);&quot;&quot;;INDEX(inherit;[.$A6]))">
            <text:p/>
          </table:table-cell>
          <table:table-cell table:formula="of:=IF(EXACT(INDEX(step;[.$A6]);&quot;storage&quot;);&quot;(&quot;&amp;INDEX(id;[.$A6])&amp;&quot;:scenario::id-&gt;food:food::id-&gt;shelflife&quot;&amp;&quot;)*(&quot;&amp;INDEX(id;[.$A6])&amp;&quot;:scenario::id-&gt;food:food::id-&gt;shelflifeunit:units::unit-&gt;SI)&quot;;IF(EXACT(INDEX(step;[.$A6]);&quot;process&quot;);&quot;(&quot;&amp;INDEX(id;[.$A6])&amp;&quot;:scenario::id-&gt;temperature:process::id-&gt;time&quot;&amp;&quot;)*(&quot;&amp;INDEX(id;[.$A6])&amp;&quot;:scenario::id-&gt;temperature:process::id-&gt;unit:units::unit-&gt;SI)&quot;;IF(EXACT(INDEX(step;[.$A6]);&quot;consumption&quot;);&quot;(&quot;&amp;INDEX(id;[.$A6])&amp;&quot;:scenario::id-&gt;temperature:consumption::id-&gt;time&quot;&amp;&quot;)*(&quot;&amp;INDEX(id;[.$A6])&amp;&quot;:scenario::id-&gt;temperature:consumption::id-&gt;unit:units::unit-&gt;SI)&quot;;&quot;NaN&quot;)))" office:value-type="string" office:string-value="(PPButterContainer:scenario::id-&gt;food:food::id-&gt;shelflife)*(PPButterContainer:scenario::id-&gt;food:food::id-&gt;shelflifeunit:units::unit-&gt;SI)">
            <text:p>(PPButterContainer:scenario::id-&gt;food:food::id-&gt;shelflife)*(PPButterContainer:scenario::id-&gt;food:food::id-&gt;shelflifeunit:units::unit-&gt;SI)</text:p>
          </table:table-cell>
          <table:table-cell table:formula="of:=IF(OR(COUNTBLANK(INDEX(parent;[.$A6]));INDEX(parent;[.$A6])=&quot;&quot;);&quot;(&quot;&amp;INDEX(id;[.$A6])&amp;&quot;:scenario::id-&gt;geometry:geometry::id-&gt;mF)*(&quot;&amp;INDEX(id;[.$A6])&amp;&quot;:scenario::id-&gt;geometry:geometry::id-&gt;mFunit:units::unit-&gt;SI)/((&quot;&amp;INDEX(id;[.$A6])&amp;&quot;:scenario::id-&gt;food:food::id-&gt;rhoF)*(&quot;&amp;INDEX(id;[.$A6])&amp;&quot;:scenario::id-&gt;geometry:geometry::id-&gt;A)*(&quot;&amp;INDEX(id;[.$A6])&amp;&quot;:scenario::id-&gt;geometry:geometry::id-&gt;Aunit:units::unit-&gt;SI))&quot;;&quot;&quot;)" office:value-type="string" office:string-value="(PPButterContainer:scenario::id-&gt;geometry:geometry::id-&gt;mF)*(PPButterContainer:scenario::id-&gt;geometry:geometry::id-&gt;mFunit:units::unit-&gt;SI)/((PPButterContainer:scenario::id-&gt;food:food::id-&gt;rhoF)*(PPButterContainer:scenario::id-&gt;geometry:geometry::id-&gt;A)*(PPButterContainer:scenario::id-&gt;geometry:geometry::id-&gt;Aunit:units::unit-&gt;SI))">
            <text:p>(PPButterContainer:scenario::id-&gt;geometry:geometry::id-&gt;mF)*(PPButterContainer:scenario::id-&gt;geometry:geometry::id-&gt;mFunit:units::unit-&gt;SI)/((PPButterContainer:scenario::id-&gt;food:food::id-&gt;rhoF)*(PPButterContainer:scenario::id-&gt;geometry:geometry::id-&gt;A)*(PPButterContainer:scenario::id-&gt;geometry:geometry::id-&gt;Aunit:units::unit-&gt;SI))</text:p>
          </table:table-cell>
          <table:table-cell table:formula="of:=IF(OR(COUNTBLANK(INDEX(parent;[.$A6]));INDEX(parent;[.$A6])=&quot;&quot;);&quot;(&quot;&amp;INDEX(id;[.$A6])&amp;&quot;:scenario::id-&gt;geometry:geometry::id-&gt;lP1)*(&quot;&amp;INDEX(id;[.$A6])&amp;&quot;:scenario::id-&gt;geometry:geometry::id-&gt;lPunit:units::unit-&gt;SI)&quot;;&quot;&quot;)" office:value-type="string" office:string-value="(PPButterContainer:scenario::id-&gt;geometry:geometry::id-&gt;lP1)*(PPButterContainer:scenario::id-&gt;geometry:geometry::id-&gt;lPunit:units::unit-&gt;SI)">
            <text:p>(PPButterContainer:scenario::id-&gt;geometry:geometry::id-&gt;lP1)*(PPButterContainer:scenario::id-&gt;geometry:geometry::id-&gt;lPunit:units::unit-&gt;SI)</text:p>
          </table:table-cell>
          <table:table-cell table:formula="of:=IF(OR(COUNTBLANK(INDEX(parent;[.$A6]));INDEX(parent;[.$A6])=&quot;&quot;);&quot;prctile((&quot;&amp;INDEX(id;[.$A6])&amp;&quot;:scenario::id-&gt;polymer:polymer::acronym-&gt;composition:substance::technologicalclass-&gt;SML)*(&quot;&amp;INDEX(id;[.$A6])&amp;&quot;:scenario::id-&gt;food:food::id-&gt;rhoF)*(&quot;&amp;INDEX(id;[.$A6])&amp;&quot;:scenario::id-&gt;polymer:polymer::acronym-&gt;composition:substance::technologicalclass-&gt;SMLunit:units::unit-&gt;SI),25)&quot;;&quot;&quot;)" office:value-type="string" office:string-value="prctile((PPButterContainer:scenario::id-&gt;polymer:polymer::acronym-&gt;composition:substance::technologicalclass-&gt;SML)*(PPButterContainer:scenario::id-&gt;food:food::id-&gt;rhoF)*(PPButterContainer:scenario::id-&gt;polymer:polymer::acronym-&gt;composition:substance::technologicalclass-&gt;SMLunit:units::unit-&gt;SI),25)">
            <text:p>prctile((PPButterContainer:scenario::id-&gt;polymer:polymer::acronym-&gt;composition:substance::technologicalclass-&gt;SML)*(PPButterContainer:scenario::id-&gt;food:food::id-&gt;rhoF)*(PPButterContainer:scenario::id-&gt;polymer:polymer::acronym-&gt;composition:substance::technologicalclass-&gt;SMLunit:units::unit-&gt;SI),25)</text:p>
          </table:table-cell>
          <table:table-cell table:formula="of:=IF(OR(COUNTBLANK(INDEX(parent;[.$A6]));INDEX(parent;[.$A6])=&quot;&quot;);&quot;max(&quot;&amp;INDEX(id;[.$A6])&amp;&quot;:scenario::id-&gt;polymer:polymer::acronym-&gt;composition:technologicalclass::id-&gt;CP0)*(&quot;&amp;INDEX(id;[.$A6])&amp;&quot;:scenario::id-&gt;polymer:polymer::acronym-&gt;rhoP)*(&quot;&amp;INDEX(id;[.$A6])&amp;&quot;:scenario::id-&gt;polymer:polymer::acronym-&gt;composition:technologicalclass::id-&gt;Cunit:units::unit-&gt;SI)&quot;;&quot;&quot;)" office:value-type="string" office:string-value="max(PPButterContainer:scenario::id-&gt;polymer:polymer::acronym-&gt;composition:technologicalclass::id-&gt;CP0)*(PPButterContainer:scenario::id-&gt;polymer:polymer::acronym-&gt;rhoP)*(PPButterContainer:scenario::id-&gt;polymer:polymer::acronym-&gt;composition:technologicalclass::id-&gt;Cunit:units::unit-&gt;SI)">
            <text:p>max(PPButterContainer:scenario::id-&gt;polymer:polymer::acronym-&gt;composition:technologicalclass::id-&gt;CP0)*(PPButterContainer:scenario::id-&gt;polymer:polymer::acronym-&gt;rhoP)*(PPButterContainer:scenario::id-&gt;polymer:polymer::acronym-&gt;composition:technologicalclass::id-&gt;Cunit:units::unit-&gt;SI)</text:p>
          </table:table-cell>
          <table:table-cell table:formula="of:=IF(OR(COUNTBLANK(INDEX(parent;[.$A6]));INDEX(parent;[.$A6])=&quot;&quot;);INDEX(id;[.$A6])&amp;&quot;:scenario::id-&gt;foodtexture:foodtexture::id-&gt;Bi&quot;;&quot;&quot;)" office:value-type="string" office:string-value="PPButterContainer:scenario::id-&gt;foodtexture:foodtexture::id-&gt;Bi">
            <text:p>PPButterContainer:scenario::id-&gt;foodtexture:foodtexture::id-&gt;Bi</text:p>
          </table:table-cell>
          <table:table-cell table:style-name="ce34" table:formula="of:=&quot;Dpiringer((&quot;&amp;INDEX(id;[.$A6])&amp;&quot;:scenario::id-&gt;polymer),(&quot;&amp;INDEX(id;[.$A6])&amp;&quot;:scenario::id-&gt;polymer:polymer::acronym-&gt;composition:substance::technologicalclass-&gt;M),&quot;&amp;IF(EXACT(INDEX(step;[.$A6]);&quot;storage&quot;);&quot;(&quot;&amp;INDEX(id;[.$A6])&amp;&quot;:scenario::id-&gt;temperature:storage::id-&gt;temperature)&quot;;IF(EXACT(INDEX(step;[.$A6]);&quot;process&quot;);&quot;(&quot;&amp;INDEX(id;[.$A6])&amp;&quot;:scenario::id-&gt;temperature:process::id-&gt;temperature)&quot;;IF(EXACT(INDEX(step;[.$A6]);&quot;consumption&quot;);&quot;(&quot;&amp;INDEX(id;[.$A6])&amp;&quot;:scenario::id-&gt;temperature:consumption::id-&gt;temperature)&quot;;&quot;nan&quot;)))&amp;&quot;)&quot;" office:value-type="string" office:string-value="Dpiringer((PPButterContainer:scenario::id-&gt;polymer),(PPButterContainer:scenario::id-&gt;polymer:polymer::acronym-&gt;composition:substance::technologicalclass-&gt;M),(PPButterContainer:scenario::id-&gt;temperature:storage::id-&gt;temperature))">
            <text:p>Dpiringer((PPButterContainer:scenario::id-&gt;polymer),(PPButterContainer:scenario::id-&gt;polymer:polymer::acronym-&gt;composition:substance::technologicalclass-&gt;M),(PPButterContainer:scenario::id-&gt;temperature:storage::id-&gt;temperature))</text:p>
          </table:table-cell>
          <table:table-cell table:formula="of:=IF(OR(COUNTBLANK(INDEX(parent;[.$A6]));INDEX(parent;[.$A6])=&quot;&quot;);INDEX(id;[.$A6])&amp;&quot;:scenario::id-&gt;foodsimulant:foodsimulant::id-&gt;K&quot;;&quot;&quot;)" office:value-type="string" office:string-value="PPButterContainer:scenario::id-&gt;foodsimulant:foodsimulant::id-&gt;K">
            <text:p>PPButterContainer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5">
            <text:p>5</text:p>
          </table:table-cell>
          <table:table-cell table:formula="of:=INDEX(id;[.$A7])" office:value-type="string" office:string-value="PPCreamPot">
            <text:p>PPCreamPot</text:p>
          </table:table-cell>
          <table:table-cell table:formula="of:=IF(OR(COUNTBLANK(INDEX(parent;[.$A7]));INDEX(parent;[.$A7])=&quot;&quot;);&quot;&quot;;INDEX(parent;[.$A7]))">
            <text:p/>
          </table:table-cell>
          <table:table-cell table:style-name="ce25" table:formula="of:=IF(OR(COUNTBLANK(INDEX(inherit;[.$A7]));INDEX(inherit;[.$A7])=&quot;&quot;);&quot;&quot;;INDEX(inherit;[.$A7]))">
            <text:p/>
          </table:table-cell>
          <table:table-cell table:formula="of:=IF(EXACT(INDEX(step;[.$A7]);&quot;storage&quot;);&quot;(&quot;&amp;INDEX(id;[.$A7])&amp;&quot;:scenario::id-&gt;food:food::id-&gt;shelflife&quot;&amp;&quot;)*(&quot;&amp;INDEX(id;[.$A7])&amp;&quot;:scenario::id-&gt;food:food::id-&gt;shelflifeunit:units::unit-&gt;SI)&quot;;IF(EXACT(INDEX(step;[.$A7]);&quot;process&quot;);&quot;(&quot;&amp;INDEX(id;[.$A7])&amp;&quot;:scenario::id-&gt;temperature:process::id-&gt;time&quot;&amp;&quot;)*(&quot;&amp;INDEX(id;[.$A7])&amp;&quot;:scenario::id-&gt;temperature:process::id-&gt;unit:units::unit-&gt;SI)&quot;;IF(EXACT(INDEX(step;[.$A7]);&quot;consumption&quot;);&quot;(&quot;&amp;INDEX(id;[.$A7])&amp;&quot;:scenario::id-&gt;temperature:consumption::id-&gt;time&quot;&amp;&quot;)*(&quot;&amp;INDEX(id;[.$A7])&amp;&quot;:scenario::id-&gt;temperature:consumption::id-&gt;unit:units::unit-&gt;SI)&quot;;&quot;NaN&quot;)))" office:value-type="string" office:string-value="(PPCreamPot:scenario::id-&gt;food:food::id-&gt;shelflife)*(PPCreamPot:scenario::id-&gt;food:food::id-&gt;shelflifeunit:units::unit-&gt;SI)">
            <text:p>(PPCreamPot:scenario::id-&gt;food:food::id-&gt;shelflife)*(PPCreamPot:scenario::id-&gt;food:food::id-&gt;shelflifeunit:units::unit-&gt;SI)</text:p>
          </table:table-cell>
          <table:table-cell table:formula="of:=IF(OR(COUNTBLANK(INDEX(parent;[.$A7]));INDEX(parent;[.$A7])=&quot;&quot;);&quot;(&quot;&amp;INDEX(id;[.$A7])&amp;&quot;:scenario::id-&gt;geometry:geometry::id-&gt;mF)*(&quot;&amp;INDEX(id;[.$A7])&amp;&quot;:scenario::id-&gt;geometry:geometry::id-&gt;mFunit:units::unit-&gt;SI)/((&quot;&amp;INDEX(id;[.$A7])&amp;&quot;:scenario::id-&gt;food:food::id-&gt;rhoF)*(&quot;&amp;INDEX(id;[.$A7])&amp;&quot;:scenario::id-&gt;geometry:geometry::id-&gt;A)*(&quot;&amp;INDEX(id;[.$A7])&amp;&quot;:scenario::id-&gt;geometry:geometry::id-&gt;Aunit:units::unit-&gt;SI))&quot;;&quot;&quot;)" office:value-type="string" office:string-value="(PPCreamPot:scenario::id-&gt;geometry:geometry::id-&gt;mF)*(PPCreamPot:scenario::id-&gt;geometry:geometry::id-&gt;mFunit:units::unit-&gt;SI)/((PPCreamPot:scenario::id-&gt;food:food::id-&gt;rhoF)*(PPCreamPot:scenario::id-&gt;geometry:geometry::id-&gt;A)*(PPCreamPot:scenario::id-&gt;geometry:geometry::id-&gt;Aunit:units::unit-&gt;SI))">
            <text:p>(PPCreamPot:scenario::id-&gt;geometry:geometry::id-&gt;mF)*(PPCreamPot:scenario::id-&gt;geometry:geometry::id-&gt;mFunit:units::unit-&gt;SI)/((PPCreamPot:scenario::id-&gt;food:food::id-&gt;rhoF)*(PPCreamPot:scenario::id-&gt;geometry:geometry::id-&gt;A)*(PPCreamPot:scenario::id-&gt;geometry:geometry::id-&gt;Aunit:units::unit-&gt;SI))</text:p>
          </table:table-cell>
          <table:table-cell table:formula="of:=IF(OR(COUNTBLANK(INDEX(parent;[.$A7]));INDEX(parent;[.$A7])=&quot;&quot;);&quot;(&quot;&amp;INDEX(id;[.$A7])&amp;&quot;:scenario::id-&gt;geometry:geometry::id-&gt;lP1)*(&quot;&amp;INDEX(id;[.$A7])&amp;&quot;:scenario::id-&gt;geometry:geometry::id-&gt;lPunit:units::unit-&gt;SI)&quot;;&quot;&quot;)" office:value-type="string" office:string-value="(PPCreamPot:scenario::id-&gt;geometry:geometry::id-&gt;lP1)*(PPCreamPot:scenario::id-&gt;geometry:geometry::id-&gt;lPunit:units::unit-&gt;SI)">
            <text:p>(PPCreamPot:scenario::id-&gt;geometry:geometry::id-&gt;lP1)*(PPCreamPot:scenario::id-&gt;geometry:geometry::id-&gt;lPunit:units::unit-&gt;SI)</text:p>
          </table:table-cell>
          <table:table-cell table:formula="of:=IF(OR(COUNTBLANK(INDEX(parent;[.$A7]));INDEX(parent;[.$A7])=&quot;&quot;);&quot;prctile((&quot;&amp;INDEX(id;[.$A7])&amp;&quot;:scenario::id-&gt;polymer:polymer::acronym-&gt;composition:substance::technologicalclass-&gt;SML)*(&quot;&amp;INDEX(id;[.$A7])&amp;&quot;:scenario::id-&gt;food:food::id-&gt;rhoF)*(&quot;&amp;INDEX(id;[.$A7])&amp;&quot;:scenario::id-&gt;polymer:polymer::acronym-&gt;composition:substance::technologicalclass-&gt;SMLunit:units::unit-&gt;SI),25)&quot;;&quot;&quot;)" office:value-type="string" office:string-value="prctile((PPCreamPot:scenario::id-&gt;polymer:polymer::acronym-&gt;composition:substance::technologicalclass-&gt;SML)*(PPCreamPot:scenario::id-&gt;food:food::id-&gt;rhoF)*(PPCreamPot:scenario::id-&gt;polymer:polymer::acronym-&gt;composition:substance::technologicalclass-&gt;SMLunit:units::unit-&gt;SI),25)">
            <text:p>prctile((PPCreamPot:scenario::id-&gt;polymer:polymer::acronym-&gt;composition:substance::technologicalclass-&gt;SML)*(PPCreamPot:scenario::id-&gt;food:food::id-&gt;rhoF)*(PPCreamPot:scenario::id-&gt;polymer:polymer::acronym-&gt;composition:substance::technologicalclass-&gt;SMLunit:units::unit-&gt;SI),25)</text:p>
          </table:table-cell>
          <table:table-cell table:formula="of:=IF(OR(COUNTBLANK(INDEX(parent;[.$A7]));INDEX(parent;[.$A7])=&quot;&quot;);&quot;max(&quot;&amp;INDEX(id;[.$A7])&amp;&quot;:scenario::id-&gt;polymer:polymer::acronym-&gt;composition:technologicalclass::id-&gt;CP0)*(&quot;&amp;INDEX(id;[.$A7])&amp;&quot;:scenario::id-&gt;polymer:polymer::acronym-&gt;rhoP)*(&quot;&amp;INDEX(id;[.$A7])&amp;&quot;:scenario::id-&gt;polymer:polymer::acronym-&gt;composition:technologicalclass::id-&gt;Cunit:units::unit-&gt;SI)&quot;;&quot;&quot;)" office:value-type="string" office:string-value="max(PPCreamPot:scenario::id-&gt;polymer:polymer::acronym-&gt;composition:technologicalclass::id-&gt;CP0)*(PPCreamPot:scenario::id-&gt;polymer:polymer::acronym-&gt;rhoP)*(PPCreamPot:scenario::id-&gt;polymer:polymer::acronym-&gt;composition:technologicalclass::id-&gt;Cunit:units::unit-&gt;SI)">
            <text:p>max(PPCreamPot:scenario::id-&gt;polymer:polymer::acronym-&gt;composition:technologicalclass::id-&gt;CP0)*(PPCreamPot:scenario::id-&gt;polymer:polymer::acronym-&gt;rhoP)*(PPCreamPot:scenario::id-&gt;polymer:polymer::acronym-&gt;composition:technologicalclass::id-&gt;Cunit:units::unit-&gt;SI)</text:p>
          </table:table-cell>
          <table:table-cell table:formula="of:=IF(OR(COUNTBLANK(INDEX(parent;[.$A7]));INDEX(parent;[.$A7])=&quot;&quot;);INDEX(id;[.$A7])&amp;&quot;:scenario::id-&gt;foodtexture:foodtexture::id-&gt;Bi&quot;;&quot;&quot;)" office:value-type="string" office:string-value="PPCreamPot:scenario::id-&gt;foodtexture:foodtexture::id-&gt;Bi">
            <text:p>PPCreamPot:scenario::id-&gt;foodtexture:foodtexture::id-&gt;Bi</text:p>
          </table:table-cell>
          <table:table-cell table:style-name="ce34" table:formula="of:=&quot;Dpiringer((&quot;&amp;INDEX(id;[.$A7])&amp;&quot;:scenario::id-&gt;polymer),(&quot;&amp;INDEX(id;[.$A7])&amp;&quot;:scenario::id-&gt;polymer:polymer::acronym-&gt;composition:substance::technologicalclass-&gt;M),&quot;&amp;IF(EXACT(INDEX(step;[.$A7]);&quot;storage&quot;);&quot;(&quot;&amp;INDEX(id;[.$A7])&amp;&quot;:scenario::id-&gt;temperature:storage::id-&gt;temperature)&quot;;IF(EXACT(INDEX(step;[.$A7]);&quot;process&quot;);&quot;(&quot;&amp;INDEX(id;[.$A7])&amp;&quot;:scenario::id-&gt;temperature:process::id-&gt;temperature)&quot;;IF(EXACT(INDEX(step;[.$A7]);&quot;consumption&quot;);&quot;(&quot;&amp;INDEX(id;[.$A7])&amp;&quot;:scenario::id-&gt;temperature:consumption::id-&gt;temperature)&quot;;&quot;nan&quot;)))&amp;&quot;)&quot;" office:value-type="string" office:string-value="Dpiringer((PPCreamPot:scenario::id-&gt;polymer),(PPCreamPot:scenario::id-&gt;polymer:polymer::acronym-&gt;composition:substance::technologicalclass-&gt;M),(PPCreamPot:scenario::id-&gt;temperature:storage::id-&gt;temperature))">
            <text:p>Dpiringer((PPCreamPot:scenario::id-&gt;polymer),(PPCreamPot:scenario::id-&gt;polymer:polymer::acronym-&gt;composition:substance::technologicalclass-&gt;M),(PPCreamPot:scenario::id-&gt;temperature:storage::id-&gt;temperature))</text:p>
          </table:table-cell>
          <table:table-cell table:formula="of:=IF(OR(COUNTBLANK(INDEX(parent;[.$A7]));INDEX(parent;[.$A7])=&quot;&quot;);INDEX(id;[.$A7])&amp;&quot;:scenario::id-&gt;foodsimulant:foodsimulant::id-&gt;K&quot;;&quot;&quot;)" office:value-type="string" office:string-value="PPCreamPot:scenario::id-&gt;foodsimulant:foodsimulant::id-&gt;K">
            <text:p>PPCreamPot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6">
            <text:p>6</text:p>
          </table:table-cell>
          <table:table-cell table:formula="of:=INDEX(id;[.$A8])" office:value-type="string" office:string-value="PPDrinkStraw">
            <text:p>PPDrinkStraw</text:p>
          </table:table-cell>
          <table:table-cell table:formula="of:=IF(OR(COUNTBLANK(INDEX(parent;[.$A8]));INDEX(parent;[.$A8])=&quot;&quot;);&quot;&quot;;INDEX(parent;[.$A8]))">
            <text:p/>
          </table:table-cell>
          <table:table-cell table:style-name="ce23"/>
          <table:table-cell table:formula="of:=IF(EXACT(INDEX(step;[.$A8]);&quot;storage&quot;);&quot;(&quot;&amp;INDEX(id;[.$A8])&amp;&quot;:scenario::id-&gt;food:food::id-&gt;shelflife&quot;&amp;&quot;)*(&quot;&amp;INDEX(id;[.$A8])&amp;&quot;:scenario::id-&gt;food:food::id-&gt;shelflifeunit:units::unit-&gt;SI)&quot;;IF(EXACT(INDEX(step;[.$A8]);&quot;process&quot;);&quot;(&quot;&amp;INDEX(id;[.$A8])&amp;&quot;:scenario::id-&gt;temperature:process::id-&gt;time&quot;&amp;&quot;)*(&quot;&amp;INDEX(id;[.$A8])&amp;&quot;:scenario::id-&gt;temperature:process::id-&gt;unit:units::unit-&gt;SI)&quot;;IF(EXACT(INDEX(step;[.$A8]);&quot;consumption&quot;);&quot;(&quot;&amp;INDEX(id;[.$A8])&amp;&quot;:scenario::id-&gt;temperature:consumption::id-&gt;time&quot;&amp;&quot;)*(&quot;&amp;INDEX(id;[.$A8])&amp;&quot;:scenario::id-&gt;temperature:consumption::id-&gt;unit:units::unit-&gt;SI)&quot;;&quot;NaN&quot;)))" office:value-type="string" office:string-value="(PPDrinkStraw:scenario::id-&gt;temperature:consumption::id-&gt;time)*(PPDrinkStraw:scenario::id-&gt;temperature:consumption::id-&gt;unit:units::unit-&gt;SI)">
            <text:p>(PPDrinkStraw:scenario::id-&gt;temperature:consumption::id-&gt;time)*(PPDrinkStraw:scenario::id-&gt;temperature:consumption::id-&gt;unit:units::unit-&gt;SI)</text:p>
          </table:table-cell>
          <table:table-cell table:formula="of:=IF(OR(COUNTBLANK(INDEX(parent;[.$A8]));INDEX(parent;[.$A8])=&quot;&quot;);&quot;(&quot;&amp;INDEX(id;[.$A8])&amp;&quot;:scenario::id-&gt;geometry:geometry::id-&gt;mF)*(&quot;&amp;INDEX(id;[.$A8])&amp;&quot;:scenario::id-&gt;geometry:geometry::id-&gt;mFunit:units::unit-&gt;SI)/((&quot;&amp;INDEX(id;[.$A8])&amp;&quot;:scenario::id-&gt;food:food::id-&gt;rhoF)*(&quot;&amp;INDEX(id;[.$A8])&amp;&quot;:scenario::id-&gt;geometry:geometry::id-&gt;A)*(&quot;&amp;INDEX(id;[.$A8])&amp;&quot;:scenario::id-&gt;geometry:geometry::id-&gt;Aunit:units::unit-&gt;SI))&quot;;&quot;&quot;)" office:value-type="string" office:string-value="(PPDrinkStraw:scenario::id-&gt;geometry:geometry::id-&gt;mF)*(PPDrinkStraw:scenario::id-&gt;geometry:geometry::id-&gt;mFunit:units::unit-&gt;SI)/((PPDrinkStraw:scenario::id-&gt;food:food::id-&gt;rhoF)*(PPDrinkStraw:scenario::id-&gt;geometry:geometry::id-&gt;A)*(PPDrinkStraw:scenario::id-&gt;geometry:geometry::id-&gt;Aunit:units::unit-&gt;SI))">
            <text:p>(PPDrinkStraw:scenario::id-&gt;geometry:geometry::id-&gt;mF)*(PPDrinkStraw:scenario::id-&gt;geometry:geometry::id-&gt;mFunit:units::unit-&gt;SI)/((PPDrinkStraw:scenario::id-&gt;food:food::id-&gt;rhoF)*(PPDrinkStraw:scenario::id-&gt;geometry:geometry::id-&gt;A)*(PPDrinkStraw:scenario::id-&gt;geometry:geometry::id-&gt;Aunit:units::unit-&gt;SI))</text:p>
          </table:table-cell>
          <table:table-cell table:formula="of:=IF(OR(COUNTBLANK(INDEX(parent;[.$A8]));INDEX(parent;[.$A8])=&quot;&quot;);&quot;(&quot;&amp;INDEX(id;[.$A8])&amp;&quot;:scenario::id-&gt;geometry:geometry::id-&gt;lP1)*(&quot;&amp;INDEX(id;[.$A8])&amp;&quot;:scenario::id-&gt;geometry:geometry::id-&gt;lPunit:units::unit-&gt;SI)&quot;;&quot;&quot;)" office:value-type="string" office:string-value="(PPDrinkStraw:scenario::id-&gt;geometry:geometry::id-&gt;lP1)*(PPDrinkStraw:scenario::id-&gt;geometry:geometry::id-&gt;lPunit:units::unit-&gt;SI)">
            <text:p>(PPDrinkStraw:scenario::id-&gt;geometry:geometry::id-&gt;lP1)*(PPDrinkStraw:scenario::id-&gt;geometry:geometry::id-&gt;lPunit:units::unit-&gt;SI)</text:p>
          </table:table-cell>
          <table:table-cell table:formula="of:=IF(OR(COUNTBLANK(INDEX(parent;[.$A8]));INDEX(parent;[.$A8])=&quot;&quot;);&quot;prctile((&quot;&amp;INDEX(id;[.$A8])&amp;&quot;:scenario::id-&gt;polymer:polymer::acronym-&gt;composition:substance::technologicalclass-&gt;SML)*(&quot;&amp;INDEX(id;[.$A8])&amp;&quot;:scenario::id-&gt;food:food::id-&gt;rhoF)*(&quot;&amp;INDEX(id;[.$A8])&amp;&quot;:scenario::id-&gt;polymer:polymer::acronym-&gt;composition:substance::technologicalclass-&gt;SMLunit:units::unit-&gt;SI),25)&quot;;&quot;&quot;)" office:value-type="string" office:string-value="prctile((PPDrinkStraw:scenario::id-&gt;polymer:polymer::acronym-&gt;composition:substance::technologicalclass-&gt;SML)*(PPDrinkStraw:scenario::id-&gt;food:food::id-&gt;rhoF)*(PPDrinkStraw:scenario::id-&gt;polymer:polymer::acronym-&gt;composition:substance::technologicalclass-&gt;SMLunit:units::unit-&gt;SI),25)">
            <text:p>prctile((PPDrinkStraw:scenario::id-&gt;polymer:polymer::acronym-&gt;composition:substance::technologicalclass-&gt;SML)*(PPDrinkStraw:scenario::id-&gt;food:food::id-&gt;rhoF)*(PPDrinkStraw:scenario::id-&gt;polymer:polymer::acronym-&gt;composition:substance::technologicalclass-&gt;SMLunit:units::unit-&gt;SI),25)</text:p>
          </table:table-cell>
          <table:table-cell table:formula="of:=IF(OR(COUNTBLANK(INDEX(parent;[.$A8]));INDEX(parent;[.$A8])=&quot;&quot;);&quot;max(&quot;&amp;INDEX(id;[.$A8])&amp;&quot;:scenario::id-&gt;polymer:polymer::acronym-&gt;composition:technologicalclass::id-&gt;CP0)*(&quot;&amp;INDEX(id;[.$A8])&amp;&quot;:scenario::id-&gt;polymer:polymer::acronym-&gt;rhoP)*(&quot;&amp;INDEX(id;[.$A8])&amp;&quot;:scenario::id-&gt;polymer:polymer::acronym-&gt;composition:technologicalclass::id-&gt;Cunit:units::unit-&gt;SI)&quot;;&quot;&quot;)" office:value-type="string" office:string-value="max(PPDrinkStraw:scenario::id-&gt;polymer:polymer::acronym-&gt;composition:technologicalclass::id-&gt;CP0)*(PPDrinkStraw:scenario::id-&gt;polymer:polymer::acronym-&gt;rhoP)*(PPDrinkStraw:scenario::id-&gt;polymer:polymer::acronym-&gt;composition:technologicalclass::id-&gt;Cunit:units::unit-&gt;SI)">
            <text:p>max(PPDrinkStraw:scenario::id-&gt;polymer:polymer::acronym-&gt;composition:technologicalclass::id-&gt;CP0)*(PPDrinkStraw:scenario::id-&gt;polymer:polymer::acronym-&gt;rhoP)*(PPDrinkStraw:scenario::id-&gt;polymer:polymer::acronym-&gt;composition:technologicalclass::id-&gt;Cunit:units::unit-&gt;SI)</text:p>
          </table:table-cell>
          <table:table-cell table:formula="of:=IF(OR(COUNTBLANK(INDEX(parent;[.$A8]));INDEX(parent;[.$A8])=&quot;&quot;);INDEX(id;[.$A8])&amp;&quot;:scenario::id-&gt;foodtexture:foodtexture::id-&gt;Bi&quot;;&quot;&quot;)" office:value-type="string" office:string-value="PPDrinkStraw:scenario::id-&gt;foodtexture:foodtexture::id-&gt;Bi">
            <text:p>PPDrinkStraw:scenario::id-&gt;foodtexture:foodtexture::id-&gt;Bi</text:p>
          </table:table-cell>
          <table:table-cell table:style-name="ce34" table:formula="of:=&quot;Dpiringer((&quot;&amp;INDEX(id;[.$A8])&amp;&quot;:scenario::id-&gt;polymer),(&quot;&amp;INDEX(id;[.$A8])&amp;&quot;:scenario::id-&gt;polymer:polymer::acronym-&gt;composition:substance::technologicalclass-&gt;M),&quot;&amp;IF(EXACT(INDEX(step;[.$A8]);&quot;storage&quot;);&quot;(&quot;&amp;INDEX(id;[.$A8])&amp;&quot;:scenario::id-&gt;temperature:storage::id-&gt;temperature)&quot;;IF(EXACT(INDEX(step;[.$A8]);&quot;process&quot;);&quot;(&quot;&amp;INDEX(id;[.$A8])&amp;&quot;:scenario::id-&gt;temperature:process::id-&gt;temperature)&quot;;IF(EXACT(INDEX(step;[.$A8]);&quot;consumption&quot;);&quot;(&quot;&amp;INDEX(id;[.$A8])&amp;&quot;:scenario::id-&gt;temperature:consumption::id-&gt;temperature)&quot;;&quot;nan&quot;)))&amp;&quot;)&quot;" office:value-type="string" office:string-value="Dpiringer((PPDrinkStraw:scenario::id-&gt;polymer),(PPDrinkStraw:scenario::id-&gt;polymer:polymer::acronym-&gt;composition:substance::technologicalclass-&gt;M),(PPDrinkStraw:scenario::id-&gt;temperature:consumption::id-&gt;temperature))">
            <text:p>Dpiringer((PPDrinkStraw:scenario::id-&gt;polymer),(PPDrinkStraw:scenario::id-&gt;polymer:polymer::acronym-&gt;composition:substance::technologicalclass-&gt;M),(PPDrinkStraw:scenario::id-&gt;temperature:consumption::id-&gt;temperature))</text:p>
          </table:table-cell>
          <table:table-cell table:formula="of:=IF(OR(COUNTBLANK(INDEX(parent;[.$A8]));INDEX(parent;[.$A8])=&quot;&quot;);INDEX(id;[.$A8])&amp;&quot;:scenario::id-&gt;foodsimulant:foodsimulant::id-&gt;K&quot;;&quot;&quot;)" office:value-type="string" office:string-value="PPDrinkStraw:scenario::id-&gt;foodsimulant:foodsimulant::id-&gt;K">
            <text:p>PPDrinkStraw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7">
            <text:p>7</text:p>
          </table:table-cell>
          <table:table-cell table:formula="of:=INDEX(id;[.$A9])" office:value-type="string" office:string-value="PSYogurtPot">
            <text:p>PSYogurtPot</text:p>
          </table:table-cell>
          <table:table-cell table:formula="of:=IF(OR(COUNTBLANK(INDEX(parent;[.$A9]));INDEX(parent;[.$A9])=&quot;&quot;);&quot;&quot;;INDEX(parent;[.$A9]))">
            <text:p/>
          </table:table-cell>
          <table:table-cell table:style-name="ce25" table:formula="of:=IF(OR(COUNTBLANK(INDEX(inherit;[.$A9]));INDEX(inherit;[.$A9])=&quot;&quot;);&quot;&quot;;INDEX(inherit;[.$A9]))">
            <text:p/>
          </table:table-cell>
          <table:table-cell table:formula="of:=IF(EXACT(INDEX(step;[.$A9]);&quot;storage&quot;);&quot;(&quot;&amp;INDEX(id;[.$A9])&amp;&quot;:scenario::id-&gt;food:food::id-&gt;shelflife&quot;&amp;&quot;)*(&quot;&amp;INDEX(id;[.$A9])&amp;&quot;:scenario::id-&gt;food:food::id-&gt;shelflifeunit:units::unit-&gt;SI)&quot;;IF(EXACT(INDEX(step;[.$A9]);&quot;process&quot;);&quot;(&quot;&amp;INDEX(id;[.$A9])&amp;&quot;:scenario::id-&gt;temperature:process::id-&gt;time&quot;&amp;&quot;)*(&quot;&amp;INDEX(id;[.$A9])&amp;&quot;:scenario::id-&gt;temperature:process::id-&gt;unit:units::unit-&gt;SI)&quot;;IF(EXACT(INDEX(step;[.$A9]);&quot;consumption&quot;);&quot;(&quot;&amp;INDEX(id;[.$A9])&amp;&quot;:scenario::id-&gt;temperature:consumption::id-&gt;time&quot;&amp;&quot;)*(&quot;&amp;INDEX(id;[.$A9])&amp;&quot;:scenario::id-&gt;temperature:consumption::id-&gt;unit:units::unit-&gt;SI)&quot;;&quot;NaN&quot;)))" office:value-type="string" office:string-value="(PSYogurtPot:scenario::id-&gt;food:food::id-&gt;shelflife)*(PSYogurtPot:scenario::id-&gt;food:food::id-&gt;shelflifeunit:units::unit-&gt;SI)">
            <text:p>(PSYogurtPot:scenario::id-&gt;food:food::id-&gt;shelflife)*(PSYogurtPot:scenario::id-&gt;food:food::id-&gt;shelflifeunit:units::unit-&gt;SI)</text:p>
          </table:table-cell>
          <table:table-cell table:formula="of:=IF(OR(COUNTBLANK(INDEX(parent;[.$A9]));INDEX(parent;[.$A9])=&quot;&quot;);&quot;(&quot;&amp;INDEX(id;[.$A9])&amp;&quot;:scenario::id-&gt;geometry:geometry::id-&gt;mF)*(&quot;&amp;INDEX(id;[.$A9])&amp;&quot;:scenario::id-&gt;geometry:geometry::id-&gt;mFunit:units::unit-&gt;SI)/((&quot;&amp;INDEX(id;[.$A9])&amp;&quot;:scenario::id-&gt;food:food::id-&gt;rhoF)*(&quot;&amp;INDEX(id;[.$A9])&amp;&quot;:scenario::id-&gt;geometry:geometry::id-&gt;A)*(&quot;&amp;INDEX(id;[.$A9])&amp;&quot;:scenario::id-&gt;geometry:geometry::id-&gt;Aunit:units::unit-&gt;SI))&quot;;&quot;&quot;)" office:value-type="string" office:string-value="(PSYogurtPot:scenario::id-&gt;geometry:geometry::id-&gt;mF)*(PSYogurtPot:scenario::id-&gt;geometry:geometry::id-&gt;mFunit:units::unit-&gt;SI)/((PSYogurtPot:scenario::id-&gt;food:food::id-&gt;rhoF)*(PSYogurtPot:scenario::id-&gt;geometry:geometry::id-&gt;A)*(PSYogurtPot:scenario::id-&gt;geometry:geometry::id-&gt;Aunit:units::unit-&gt;SI))">
            <text:p>(PSYogurtPot:scenario::id-&gt;geometry:geometry::id-&gt;mF)*(PSYogurtPot:scenario::id-&gt;geometry:geometry::id-&gt;mFunit:units::unit-&gt;SI)/((PSYogurtPot:scenario::id-&gt;food:food::id-&gt;rhoF)*(PSYogurtPot:scenario::id-&gt;geometry:geometry::id-&gt;A)*(PSYogurtPot:scenario::id-&gt;geometry:geometry::id-&gt;Aunit:units::unit-&gt;SI))</text:p>
          </table:table-cell>
          <table:table-cell table:formula="of:=IF(OR(COUNTBLANK(INDEX(parent;[.$A9]));INDEX(parent;[.$A9])=&quot;&quot;);&quot;(&quot;&amp;INDEX(id;[.$A9])&amp;&quot;:scenario::id-&gt;geometry:geometry::id-&gt;lP1)*(&quot;&amp;INDEX(id;[.$A9])&amp;&quot;:scenario::id-&gt;geometry:geometry::id-&gt;lPunit:units::unit-&gt;SI)&quot;;&quot;&quot;)" office:value-type="string" office:string-value="(PSYogurtPot:scenario::id-&gt;geometry:geometry::id-&gt;lP1)*(PSYogurtPot:scenario::id-&gt;geometry:geometry::id-&gt;lPunit:units::unit-&gt;SI)">
            <text:p>(PSYogurtPot:scenario::id-&gt;geometry:geometry::id-&gt;lP1)*(PSYogurtPot:scenario::id-&gt;geometry:geometry::id-&gt;lPunit:units::unit-&gt;SI)</text:p>
          </table:table-cell>
          <table:table-cell table:formula="of:=IF(OR(COUNTBLANK(INDEX(parent;[.$A9]));INDEX(parent;[.$A9])=&quot;&quot;);&quot;prctile((&quot;&amp;INDEX(id;[.$A9])&amp;&quot;:scenario::id-&gt;polymer:polymer::acronym-&gt;composition:substance::technologicalclass-&gt;SML)*(&quot;&amp;INDEX(id;[.$A9])&amp;&quot;:scenario::id-&gt;food:food::id-&gt;rhoF)*(&quot;&amp;INDEX(id;[.$A9])&amp;&quot;:scenario::id-&gt;polymer:polymer::acronym-&gt;composition:substance::technologicalclass-&gt;SMLunit:units::unit-&gt;SI),25)&quot;;&quot;&quot;)" office:value-type="string" office:string-value="prctile((PSYogurtPot:scenario::id-&gt;polymer:polymer::acronym-&gt;composition:substance::technologicalclass-&gt;SML)*(PSYogurtPot:scenario::id-&gt;food:food::id-&gt;rhoF)*(PSYogurtPot:scenario::id-&gt;polymer:polymer::acronym-&gt;composition:substance::technologicalclass-&gt;SMLunit:units::unit-&gt;SI),25)">
            <text:p>prctile((PSYogurtPot:scenario::id-&gt;polymer:polymer::acronym-&gt;composition:substance::technologicalclass-&gt;SML)*(PSYogurtPot:scenario::id-&gt;food:food::id-&gt;rhoF)*(PSYogurtPot:scenario::id-&gt;polymer:polymer::acronym-&gt;composition:substance::technologicalclass-&gt;SMLunit:units::unit-&gt;SI),25)</text:p>
          </table:table-cell>
          <table:table-cell table:formula="of:=IF(OR(COUNTBLANK(INDEX(parent;[.$A9]));INDEX(parent;[.$A9])=&quot;&quot;);&quot;max(&quot;&amp;INDEX(id;[.$A9])&amp;&quot;:scenario::id-&gt;polymer:polymer::acronym-&gt;composition:technologicalclass::id-&gt;CP0)*(&quot;&amp;INDEX(id;[.$A9])&amp;&quot;:scenario::id-&gt;polymer:polymer::acronym-&gt;rhoP)*(&quot;&amp;INDEX(id;[.$A9])&amp;&quot;:scenario::id-&gt;polymer:polymer::acronym-&gt;composition:technologicalclass::id-&gt;Cunit:units::unit-&gt;SI)&quot;;&quot;&quot;)" office:value-type="string" office:string-value="max(PSYogurtPot:scenario::id-&gt;polymer:polymer::acronym-&gt;composition:technologicalclass::id-&gt;CP0)*(PSYogurtPot:scenario::id-&gt;polymer:polymer::acronym-&gt;rhoP)*(PSYogurtPot:scenario::id-&gt;polymer:polymer::acronym-&gt;composition:technologicalclass::id-&gt;Cunit:units::unit-&gt;SI)">
            <text:p>max(PSYogurtPot:scenario::id-&gt;polymer:polymer::acronym-&gt;composition:technologicalclass::id-&gt;CP0)*(PSYogurtPot:scenario::id-&gt;polymer:polymer::acronym-&gt;rhoP)*(PSYogurtPot:scenario::id-&gt;polymer:polymer::acronym-&gt;composition:technologicalclass::id-&gt;Cunit:units::unit-&gt;SI)</text:p>
          </table:table-cell>
          <table:table-cell table:formula="of:=IF(OR(COUNTBLANK(INDEX(parent;[.$A9]));INDEX(parent;[.$A9])=&quot;&quot;);INDEX(id;[.$A9])&amp;&quot;:scenario::id-&gt;foodtexture:foodtexture::id-&gt;Bi&quot;;&quot;&quot;)" office:value-type="string" office:string-value="PSYogurtPot:scenario::id-&gt;foodtexture:foodtexture::id-&gt;Bi">
            <text:p>PSYogurtPot:scenario::id-&gt;foodtexture:foodtexture::id-&gt;Bi</text:p>
          </table:table-cell>
          <table:table-cell table:style-name="ce34" table:formula="of:=&quot;Dpiringer((&quot;&amp;INDEX(id;[.$A9])&amp;&quot;:scenario::id-&gt;polymer),(&quot;&amp;INDEX(id;[.$A9])&amp;&quot;:scenario::id-&gt;polymer:polymer::acronym-&gt;composition:substance::technologicalclass-&gt;M),&quot;&amp;IF(EXACT(INDEX(step;[.$A9]);&quot;storage&quot;);&quot;(&quot;&amp;INDEX(id;[.$A9])&amp;&quot;:scenario::id-&gt;temperature:storage::id-&gt;temperature)&quot;;IF(EXACT(INDEX(step;[.$A9]);&quot;process&quot;);&quot;(&quot;&amp;INDEX(id;[.$A9])&amp;&quot;:scenario::id-&gt;temperature:process::id-&gt;temperature)&quot;;IF(EXACT(INDEX(step;[.$A9]);&quot;consumption&quot;);&quot;(&quot;&amp;INDEX(id;[.$A9])&amp;&quot;:scenario::id-&gt;temperature:consumption::id-&gt;temperature)&quot;;&quot;nan&quot;)))&amp;&quot;)&quot;" office:value-type="string" office:string-value="Dpiringer((PSYogurtPot:scenario::id-&gt;polymer),(PSYogurtPot:scenario::id-&gt;polymer:polymer::acronym-&gt;composition:substance::technologicalclass-&gt;M),(PSYogurtPot:scenario::id-&gt;temperature:storage::id-&gt;temperature))">
            <text:p>Dpiringer((PSYogurtPot:scenario::id-&gt;polymer),(PSYogurtPot:scenario::id-&gt;polymer:polymer::acronym-&gt;composition:substance::technologicalclass-&gt;M),(PSYogurtPot:scenario::id-&gt;temperature:storage::id-&gt;temperature))</text:p>
          </table:table-cell>
          <table:table-cell table:formula="of:=IF(OR(COUNTBLANK(INDEX(parent;[.$A9]));INDEX(parent;[.$A9])=&quot;&quot;);INDEX(id;[.$A9])&amp;&quot;:scenario::id-&gt;foodsimulant:foodsimulant::id-&gt;K&quot;;&quot;&quot;)" office:value-type="string" office:string-value="PSYogurtPot:scenario::id-&gt;foodsimulant:foodsimulant::id-&gt;K">
            <text:p>PSYogurtPot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8">
            <text:p>8</text:p>
          </table:table-cell>
          <table:table-cell table:formula="of:=INDEX(id;[.$A10])" office:value-type="string" office:string-value="PSDrinkGoblet">
            <text:p>PSDrinkGoblet</text:p>
          </table:table-cell>
          <table:table-cell table:formula="of:=IF(OR(COUNTBLANK(INDEX(parent;[.$A10]));INDEX(parent;[.$A10])=&quot;&quot;);&quot;&quot;;INDEX(parent;[.$A10]))">
            <text:p/>
          </table:table-cell>
          <table:table-cell table:style-name="ce25" table:formula="of:=IF(OR(COUNTBLANK(INDEX(inherit;[.$A10]));INDEX(inherit;[.$A10])=&quot;&quot;);&quot;&quot;;INDEX(inherit;[.$A10]))">
            <text:p/>
          </table:table-cell>
          <table:table-cell table:formula="of:=IF(EXACT(INDEX(step;[.$A10]);&quot;storage&quot;);&quot;(&quot;&amp;INDEX(id;[.$A10])&amp;&quot;:scenario::id-&gt;food:food::id-&gt;shelflife&quot;&amp;&quot;)*(&quot;&amp;INDEX(id;[.$A10])&amp;&quot;:scenario::id-&gt;food:food::id-&gt;shelflifeunit:units::unit-&gt;SI)&quot;;IF(EXACT(INDEX(step;[.$A10]);&quot;process&quot;);&quot;(&quot;&amp;INDEX(id;[.$A10])&amp;&quot;:scenario::id-&gt;temperature:process::id-&gt;time&quot;&amp;&quot;)*(&quot;&amp;INDEX(id;[.$A10])&amp;&quot;:scenario::id-&gt;temperature:process::id-&gt;unit:units::unit-&gt;SI)&quot;;IF(EXACT(INDEX(step;[.$A10]);&quot;consumption&quot;);&quot;(&quot;&amp;INDEX(id;[.$A10])&amp;&quot;:scenario::id-&gt;temperature:consumption::id-&gt;time&quot;&amp;&quot;)*(&quot;&amp;INDEX(id;[.$A10])&amp;&quot;:scenario::id-&gt;temperature:consumption::id-&gt;unit:units::unit-&gt;SI)&quot;;&quot;NaN&quot;)))" office:value-type="string" office:string-value="(PSDrinkGoblet:scenario::id-&gt;temperature:consumption::id-&gt;time)*(PSDrinkGoblet:scenario::id-&gt;temperature:consumption::id-&gt;unit:units::unit-&gt;SI)">
            <text:p>(PSDrinkGoblet:scenario::id-&gt;temperature:consumption::id-&gt;time)*(PSDrinkGoblet:scenario::id-&gt;temperature:consumption::id-&gt;unit:units::unit-&gt;SI)</text:p>
          </table:table-cell>
          <table:table-cell table:formula="of:=IF(OR(COUNTBLANK(INDEX(parent;[.$A10]));INDEX(parent;[.$A10])=&quot;&quot;);&quot;(&quot;&amp;INDEX(id;[.$A10])&amp;&quot;:scenario::id-&gt;geometry:geometry::id-&gt;mF)*(&quot;&amp;INDEX(id;[.$A10])&amp;&quot;:scenario::id-&gt;geometry:geometry::id-&gt;mFunit:units::unit-&gt;SI)/((&quot;&amp;INDEX(id;[.$A10])&amp;&quot;:scenario::id-&gt;food:food::id-&gt;rhoF)*(&quot;&amp;INDEX(id;[.$A10])&amp;&quot;:scenario::id-&gt;geometry:geometry::id-&gt;A)*(&quot;&amp;INDEX(id;[.$A10])&amp;&quot;:scenario::id-&gt;geometry:geometry::id-&gt;Aunit:units::unit-&gt;SI))&quot;;&quot;&quot;)" office:value-type="string" office:string-value="(PSDrinkGoblet:scenario::id-&gt;geometry:geometry::id-&gt;mF)*(PSDrinkGoblet:scenario::id-&gt;geometry:geometry::id-&gt;mFunit:units::unit-&gt;SI)/((PSDrinkGoblet:scenario::id-&gt;food:food::id-&gt;rhoF)*(PSDrinkGoblet:scenario::id-&gt;geometry:geometry::id-&gt;A)*(PSDrinkGoblet:scenario::id-&gt;geometry:geometry::id-&gt;Aunit:units::unit-&gt;SI))">
            <text:p>(PSDrinkGoblet:scenario::id-&gt;geometry:geometry::id-&gt;mF)*(PSDrinkGoblet:scenario::id-&gt;geometry:geometry::id-&gt;mFunit:units::unit-&gt;SI)/((PSDrinkGoblet:scenario::id-&gt;food:food::id-&gt;rhoF)*(PSDrinkGoblet:scenario::id-&gt;geometry:geometry::id-&gt;A)*(PSDrinkGoblet:scenario::id-&gt;geometry:geometry::id-&gt;Aunit:units::unit-&gt;SI))</text:p>
          </table:table-cell>
          <table:table-cell table:formula="of:=IF(OR(COUNTBLANK(INDEX(parent;[.$A10]));INDEX(parent;[.$A10])=&quot;&quot;);&quot;(&quot;&amp;INDEX(id;[.$A10])&amp;&quot;:scenario::id-&gt;geometry:geometry::id-&gt;lP1)*(&quot;&amp;INDEX(id;[.$A10])&amp;&quot;:scenario::id-&gt;geometry:geometry::id-&gt;lPunit:units::unit-&gt;SI)&quot;;&quot;&quot;)" office:value-type="string" office:string-value="(PSDrinkGoblet:scenario::id-&gt;geometry:geometry::id-&gt;lP1)*(PSDrinkGoblet:scenario::id-&gt;geometry:geometry::id-&gt;lPunit:units::unit-&gt;SI)">
            <text:p>(PSDrinkGoblet:scenario::id-&gt;geometry:geometry::id-&gt;lP1)*(PSDrinkGoblet:scenario::id-&gt;geometry:geometry::id-&gt;lPunit:units::unit-&gt;SI)</text:p>
          </table:table-cell>
          <table:table-cell table:formula="of:=IF(OR(COUNTBLANK(INDEX(parent;[.$A10]));INDEX(parent;[.$A10])=&quot;&quot;);&quot;prctile((&quot;&amp;INDEX(id;[.$A10])&amp;&quot;:scenario::id-&gt;polymer:polymer::acronym-&gt;composition:substance::technologicalclass-&gt;SML)*(&quot;&amp;INDEX(id;[.$A10])&amp;&quot;:scenario::id-&gt;food:food::id-&gt;rhoF)*(&quot;&amp;INDEX(id;[.$A10])&amp;&quot;:scenario::id-&gt;polymer:polymer::acronym-&gt;composition:substance::technologicalclass-&gt;SMLunit:units::unit-&gt;SI),25)&quot;;&quot;&quot;)" office:value-type="string" office:string-value="prctile((PSDrinkGoblet:scenario::id-&gt;polymer:polymer::acronym-&gt;composition:substance::technologicalclass-&gt;SML)*(PSDrinkGoblet:scenario::id-&gt;food:food::id-&gt;rhoF)*(PSDrinkGoblet:scenario::id-&gt;polymer:polymer::acronym-&gt;composition:substance::technologicalclass-&gt;SMLunit:units::unit-&gt;SI),25)">
            <text:p>prctile((PSDrinkGoblet:scenario::id-&gt;polymer:polymer::acronym-&gt;composition:substance::technologicalclass-&gt;SML)*(PSDrinkGoblet:scenario::id-&gt;food:food::id-&gt;rhoF)*(PSDrinkGoblet:scenario::id-&gt;polymer:polymer::acronym-&gt;composition:substance::technologicalclass-&gt;SMLunit:units::unit-&gt;SI),25)</text:p>
          </table:table-cell>
          <table:table-cell table:formula="of:=IF(OR(COUNTBLANK(INDEX(parent;[.$A10]));INDEX(parent;[.$A10])=&quot;&quot;);&quot;max(&quot;&amp;INDEX(id;[.$A10])&amp;&quot;:scenario::id-&gt;polymer:polymer::acronym-&gt;composition:technologicalclass::id-&gt;CP0)*(&quot;&amp;INDEX(id;[.$A10])&amp;&quot;:scenario::id-&gt;polymer:polymer::acronym-&gt;rhoP)*(&quot;&amp;INDEX(id;[.$A10])&amp;&quot;:scenario::id-&gt;polymer:polymer::acronym-&gt;composition:technologicalclass::id-&gt;Cunit:units::unit-&gt;SI)&quot;;&quot;&quot;)" office:value-type="string" office:string-value="max(PSDrinkGoblet:scenario::id-&gt;polymer:polymer::acronym-&gt;composition:technologicalclass::id-&gt;CP0)*(PSDrinkGoblet:scenario::id-&gt;polymer:polymer::acronym-&gt;rhoP)*(PSDrinkGoblet:scenario::id-&gt;polymer:polymer::acronym-&gt;composition:technologicalclass::id-&gt;Cunit:units::unit-&gt;SI)">
            <text:p>max(PSDrinkGoblet:scenario::id-&gt;polymer:polymer::acronym-&gt;composition:technologicalclass::id-&gt;CP0)*(PSDrinkGoblet:scenario::id-&gt;polymer:polymer::acronym-&gt;rhoP)*(PSDrinkGoblet:scenario::id-&gt;polymer:polymer::acronym-&gt;composition:technologicalclass::id-&gt;Cunit:units::unit-&gt;SI)</text:p>
          </table:table-cell>
          <table:table-cell table:formula="of:=IF(OR(COUNTBLANK(INDEX(parent;[.$A10]));INDEX(parent;[.$A10])=&quot;&quot;);INDEX(id;[.$A10])&amp;&quot;:scenario::id-&gt;foodtexture:foodtexture::id-&gt;Bi&quot;;&quot;&quot;)" office:value-type="string" office:string-value="PSDrinkGoblet:scenario::id-&gt;foodtexture:foodtexture::id-&gt;Bi">
            <text:p>PSDrinkGoblet:scenario::id-&gt;foodtexture:foodtexture::id-&gt;Bi</text:p>
          </table:table-cell>
          <table:table-cell table:style-name="ce34" table:formula="of:=&quot;Dpiringer((&quot;&amp;INDEX(id;[.$A10])&amp;&quot;:scenario::id-&gt;polymer),(&quot;&amp;INDEX(id;[.$A10])&amp;&quot;:scenario::id-&gt;polymer:polymer::acronym-&gt;composition:substance::technologicalclass-&gt;M),&quot;&amp;IF(EXACT(INDEX(step;[.$A10]);&quot;storage&quot;);&quot;(&quot;&amp;INDEX(id;[.$A10])&amp;&quot;:scenario::id-&gt;temperature:storage::id-&gt;temperature)&quot;;IF(EXACT(INDEX(step;[.$A10]);&quot;process&quot;);&quot;(&quot;&amp;INDEX(id;[.$A10])&amp;&quot;:scenario::id-&gt;temperature:process::id-&gt;temperature)&quot;;IF(EXACT(INDEX(step;[.$A10]);&quot;consumption&quot;);&quot;(&quot;&amp;INDEX(id;[.$A10])&amp;&quot;:scenario::id-&gt;temperature:consumption::id-&gt;temperature)&quot;;&quot;nan&quot;)))&amp;&quot;)&quot;" office:value-type="string" office:string-value="Dpiringer((PSDrinkGoblet:scenario::id-&gt;polymer),(PSDrinkGoblet:scenario::id-&gt;polymer:polymer::acronym-&gt;composition:substance::technologicalclass-&gt;M),(PSDrinkGoblet:scenario::id-&gt;temperature:consumption::id-&gt;temperature))">
            <text:p>Dpiringer((PSDrinkGoblet:scenario::id-&gt;polymer),(PSDrinkGoblet:scenario::id-&gt;polymer:polymer::acronym-&gt;composition:substance::technologicalclass-&gt;M),(PSDrinkGoblet:scenario::id-&gt;temperature:consumption::id-&gt;temperature))</text:p>
          </table:table-cell>
          <table:table-cell table:formula="of:=IF(OR(COUNTBLANK(INDEX(parent;[.$A10]));INDEX(parent;[.$A10])=&quot;&quot;);INDEX(id;[.$A10])&amp;&quot;:scenario::id-&gt;foodsimulant:foodsimulant::id-&gt;K&quot;;&quot;&quot;)" office:value-type="string" office:string-value="PSDrinkGoblet:scenario::id-&gt;foodsimulant:foodsimulant::id-&gt;K">
            <text:p>PSDrinkGoblet:scenario::id-&gt;foodsimulant:foodsimulant::id-&gt;K</text:p>
          </table:table-cell>
          <table:table-cell table:number-columns-repeated="1012"/>
        </table:table-row>
        <table:table-row table:style-name="ro10">
          <table:table-cell office:value-type="float" office:value="9">
            <text:p>9</text:p>
          </table:table-cell>
          <table:table-cell table:formula="of:=INDEX(id;[.$A11])" office:value-type="string" office:string-value="PVCSauceLid">
            <text:p>PVCSauceLid</text:p>
          </table:table-cell>
          <table:table-cell table:formula="of:=IF(OR(COUNTBLANK(INDEX(parent;[.$A11]));INDEX(parent;[.$A11])=&quot;&quot;);&quot;&quot;;INDEX(parent;[.$A11]))">
            <text:p/>
          </table:table-cell>
          <table:table-cell table:style-name="ce25" table:formula="of:=IF(OR(COUNTBLANK(INDEX(inherit;[.$A11]));INDEX(inherit;[.$A11])=&quot;&quot;);&quot;&quot;;INDEX(inherit;[.$A11]))">
            <text:p/>
          </table:table-cell>
          <table:table-cell table:formula="of:=IF(EXACT(INDEX(step;[.$A11]);&quot;storage&quot;);&quot;(&quot;&amp;INDEX(id;[.$A11])&amp;&quot;:scenario::id-&gt;food:food::id-&gt;shelflife&quot;&amp;&quot;)*(&quot;&amp;INDEX(id;[.$A11])&amp;&quot;:scenario::id-&gt;food:food::id-&gt;shelflifeunit:units::unit-&gt;SI)&quot;;IF(EXACT(INDEX(step;[.$A11]);&quot;process&quot;);&quot;(&quot;&amp;INDEX(id;[.$A11])&amp;&quot;:scenario::id-&gt;temperature:process::id-&gt;time&quot;&amp;&quot;)*(&quot;&amp;INDEX(id;[.$A11])&amp;&quot;:scenario::id-&gt;temperature:process::id-&gt;unit:units::unit-&gt;SI)&quot;;IF(EXACT(INDEX(step;[.$A11]);&quot;consumption&quot;);&quot;(&quot;&amp;INDEX(id;[.$A11])&amp;&quot;:scenario::id-&gt;temperature:consumption::id-&gt;time&quot;&amp;&quot;)*(&quot;&amp;INDEX(id;[.$A11])&amp;&quot;:scenario::id-&gt;temperature:consumption::id-&gt;unit:units::unit-&gt;SI)&quot;;&quot;NaN&quot;)))" office:value-type="string" office:string-value="(PVCSauceLid:scenario::id-&gt;temperature:process::id-&gt;time)*(PVCSauceLid:scenario::id-&gt;temperature:process::id-&gt;unit:units::unit-&gt;SI)">
            <text:p>(PVCSauceLid:scenario::id-&gt;temperature:process::id-&gt;time)*(PVCSauceLid:scenario::id-&gt;temperature:process::id-&gt;unit:units::unit-&gt;SI)</text:p>
          </table:table-cell>
          <table:table-cell table:formula="of:=IF(OR(COUNTBLANK(INDEX(parent;[.$A11]));INDEX(parent;[.$A11])=&quot;&quot;);&quot;(&quot;&amp;INDEX(id;[.$A11])&amp;&quot;:scenario::id-&gt;geometry:geometry::id-&gt;mF)*(&quot;&amp;INDEX(id;[.$A11])&amp;&quot;:scenario::id-&gt;geometry:geometry::id-&gt;mFunit:units::unit-&gt;SI)/((&quot;&amp;INDEX(id;[.$A11])&amp;&quot;:scenario::id-&gt;food:food::id-&gt;rhoF)*(&quot;&amp;INDEX(id;[.$A11])&amp;&quot;:scenario::id-&gt;geometry:geometry::id-&gt;A)*(&quot;&amp;INDEX(id;[.$A11])&amp;&quot;:scenario::id-&gt;geometry:geometry::id-&gt;Aunit:units::unit-&gt;SI))&quot;;&quot;&quot;)" office:value-type="string" office:string-value="(PVCSauceLid:scenario::id-&gt;geometry:geometry::id-&gt;mF)*(PVCSauceLid:scenario::id-&gt;geometry:geometry::id-&gt;mFunit:units::unit-&gt;SI)/((PVCSauceLid:scenario::id-&gt;food:food::id-&gt;rhoF)*(PVCSauceLid:scenario::id-&gt;geometry:geometry::id-&gt;A)*(PVCSauceLid:scenario::id-&gt;geometry:geometry::id-&gt;Aunit:units::unit-&gt;SI))">
            <text:p>(PVCSauceLid:scenario::id-&gt;geometry:geometry::id-&gt;mF)*(PVCSauceLid:scenario::id-&gt;geometry:geometry::id-&gt;mFunit:units::unit-&gt;SI)/((PVCSauceLid:scenario::id-&gt;food:food::id-&gt;rhoF)*(PVCSauceLid:scenario::id-&gt;geometry:geometry::id-&gt;A)*(PVCSauceLid:scenario::id-&gt;geometry:geometry::id-&gt;Aunit:units::unit-&gt;SI))</text:p>
          </table:table-cell>
          <table:table-cell table:formula="of:=IF(OR(COUNTBLANK(INDEX(parent;[.$A11]));INDEX(parent;[.$A11])=&quot;&quot;);&quot;(&quot;&amp;INDEX(id;[.$A11])&amp;&quot;:scenario::id-&gt;geometry:geometry::id-&gt;lP1)*(&quot;&amp;INDEX(id;[.$A11])&amp;&quot;:scenario::id-&gt;geometry:geometry::id-&gt;lPunit:units::unit-&gt;SI)&quot;;&quot;&quot;)" office:value-type="string" office:string-value="(PVCSauceLid:scenario::id-&gt;geometry:geometry::id-&gt;lP1)*(PVCSauceLid:scenario::id-&gt;geometry:geometry::id-&gt;lPunit:units::unit-&gt;SI)">
            <text:p>(PVCSauceLid:scenario::id-&gt;geometry:geometry::id-&gt;lP1)*(PVCSauceLid:scenario::id-&gt;geometry:geometry::id-&gt;lPunit:units::unit-&gt;SI)</text:p>
          </table:table-cell>
          <table:table-cell table:formula="of:=IF(OR(COUNTBLANK(INDEX(parent;[.$A11]));INDEX(parent;[.$A11])=&quot;&quot;);&quot;prctile((&quot;&amp;INDEX(id;[.$A11])&amp;&quot;:scenario::id-&gt;polymer:polymer::acronym-&gt;composition:substance::technologicalclass-&gt;SML)*(&quot;&amp;INDEX(id;[.$A11])&amp;&quot;:scenario::id-&gt;food:food::id-&gt;rhoF)*(&quot;&amp;INDEX(id;[.$A11])&amp;&quot;:scenario::id-&gt;polymer:polymer::acronym-&gt;composition:substance::technologicalclass-&gt;SMLunit:units::unit-&gt;SI),25)&quot;;&quot;&quot;)" office:value-type="string" office:string-value="prctile((PVCSauceLid:scenario::id-&gt;polymer:polymer::acronym-&gt;composition:substance::technologicalclass-&gt;SML)*(PVCSauceLid:scenario::id-&gt;food:food::id-&gt;rhoF)*(PVCSauceLid:scenario::id-&gt;polymer:polymer::acronym-&gt;composition:substance::technologicalclass-&gt;SMLunit:units::unit-&gt;SI),25)">
            <text:p>prctile((PVCSauceLid:scenario::id-&gt;polymer:polymer::acronym-&gt;composition:substance::technologicalclass-&gt;SML)*(PVCSauceLid:scenario::id-&gt;food:food::id-&gt;rhoF)*(PVCSauceLid:scenario::id-&gt;polymer:polymer::acronym-&gt;composition:substance::technologicalclass-&gt;SMLunit:units::unit-&gt;SI),25)</text:p>
          </table:table-cell>
          <table:table-cell table:formula="of:=IF(OR(COUNTBLANK(INDEX(parent;[.$A11]));INDEX(parent;[.$A11])=&quot;&quot;);&quot;max(&quot;&amp;INDEX(id;[.$A11])&amp;&quot;:scenario::id-&gt;polymer:polymer::acronym-&gt;composition:technologicalclass::id-&gt;CP0)*(&quot;&amp;INDEX(id;[.$A11])&amp;&quot;:scenario::id-&gt;polymer:polymer::acronym-&gt;rhoP)*(&quot;&amp;INDEX(id;[.$A11])&amp;&quot;:scenario::id-&gt;polymer:polymer::acronym-&gt;composition:technologicalclass::id-&gt;Cunit:units::unit-&gt;SI)&quot;;&quot;&quot;)" office:value-type="string" office:string-value="max(PVCSauceLid:scenario::id-&gt;polymer:polymer::acronym-&gt;composition:technologicalclass::id-&gt;CP0)*(PVCSauceLid:scenario::id-&gt;polymer:polymer::acronym-&gt;rhoP)*(PVCSauceLid:scenario::id-&gt;polymer:polymer::acronym-&gt;composition:technologicalclass::id-&gt;Cunit:units::unit-&gt;SI)">
            <text:p>max(PVCSauceLid:scenario::id-&gt;polymer:polymer::acronym-&gt;composition:technologicalclass::id-&gt;CP0)*(PVCSauceLid:scenario::id-&gt;polymer:polymer::acronym-&gt;rhoP)*(PVCSauceLid:scenario::id-&gt;polymer:polymer::acronym-&gt;composition:technologicalclass::id-&gt;Cunit:units::unit-&gt;SI)</text:p>
          </table:table-cell>
          <table:table-cell table:formula="of:=IF(OR(COUNTBLANK(INDEX(parent;[.$A11]));INDEX(parent;[.$A11])=&quot;&quot;);INDEX(id;[.$A11])&amp;&quot;:scenario::id-&gt;foodtexture:foodtexture::id-&gt;Bi&quot;;&quot;&quot;)" office:value-type="string" office:string-value="PVCSauceLid:scenario::id-&gt;foodtexture:foodtexture::id-&gt;Bi">
            <text:p>PVCSauceLid:scenario::id-&gt;foodtexture:foodtexture::id-&gt;Bi</text:p>
          </table:table-cell>
          <table:table-cell table:style-name="ce34" table:formula="of:=&quot;Dpiringer((&quot;&amp;INDEX(id;[.$A11])&amp;&quot;:scenario::id-&gt;polymer),(&quot;&amp;INDEX(id;[.$A11])&amp;&quot;:scenario::id-&gt;polymer:polymer::acronym-&gt;composition:substance::technologicalclass-&gt;M),&quot;&amp;IF(EXACT(INDEX(step;[.$A11]);&quot;storage&quot;);&quot;(&quot;&amp;INDEX(id;[.$A11])&amp;&quot;:scenario::id-&gt;temperature:storage::id-&gt;temperature)&quot;;IF(EXACT(INDEX(step;[.$A11]);&quot;process&quot;);&quot;(&quot;&amp;INDEX(id;[.$A11])&amp;&quot;:scenario::id-&gt;temperature:process::id-&gt;temperature)&quot;;IF(EXACT(INDEX(step;[.$A11]);&quot;consumption&quot;);&quot;(&quot;&amp;INDEX(id;[.$A11])&amp;&quot;:scenario::id-&gt;temperature:consumption::id-&gt;temperature)&quot;;&quot;nan&quot;)))&amp;&quot;)&quot;" office:value-type="string" office:string-value="Dpiringer((PVCSauceLid:scenario::id-&gt;polymer),(PVCSauceLid:scenario::id-&gt;polymer:polymer::acronym-&gt;composition:substance::technologicalclass-&gt;M),(PVCSauceLid:scenario::id-&gt;temperature:process::id-&gt;temperature))">
            <text:p>Dpiringer((PVCSauceLid:scenario::id-&gt;polymer),(PVCSauceLid:scenario::id-&gt;polymer:polymer::acronym-&gt;composition:substance::technologicalclass-&gt;M),(PVCSauceLid:scenario::id-&gt;temperature:process::id-&gt;temperature))</text:p>
          </table:table-cell>
          <table:table-cell table:formula="of:=IF(OR(COUNTBLANK(INDEX(parent;[.$A11]));INDEX(parent;[.$A11])=&quot;&quot;);INDEX(id;[.$A11])&amp;&quot;:scenario::id-&gt;foodsimulant:foodsimulant::id-&gt;K&quot;;&quot;&quot;)" office:value-type="string" office:string-value="PVCSauceLid:scenario::id-&gt;foodsimulant:foodsimulant::id-&gt;K">
            <text:p>PVCSauceLid:scenario::id-&gt;foodsimulant:foodsimulant::id-&gt;K</text:p>
          </table:table-cell>
          <table:table-cell table:number-columns-repeated="1012"/>
        </table:table-row>
        <table:table-row table:style-name="ro11">
          <table:table-cell office:value-type="float" office:value="10">
            <text:p>10</text:p>
          </table:table-cell>
          <table:table-cell table:formula="of:=INDEX(id;[.$A12])" office:value-type="string" office:string-value="PVCSauceLid2">
            <text:p>PVCSauceLid2</text:p>
          </table:table-cell>
          <table:table-cell table:formula="of:=IF(OR(COUNTBLANK(INDEX(parent;[.$A12]));INDEX(parent;[.$A12])=&quot;&quot;);&quot;&quot;;INDEX(parent;[.$A12]))" office:value-type="string" office:string-value="PVCSauceLid">
            <text:p>PVCSauceLid</text:p>
          </table:table-cell>
          <table:table-cell table:style-name="ce25" table:formula="of:=IF(OR(COUNTBLANK(INDEX(inherit;[.$A12]));INDEX(inherit;[.$A12])=&quot;&quot;);&quot;&quot;;INDEX(inherit;[.$A12]))">
            <text:p/>
          </table:table-cell>
          <table:table-cell table:formula="of:=IF(EXACT(INDEX(step;[.$A12]);&quot;storage&quot;);&quot;(&quot;&amp;INDEX(id;[.$A12])&amp;&quot;:scenario::id-&gt;food:food::id-&gt;shelflife&quot;&amp;&quot;)*(&quot;&amp;INDEX(id;[.$A12])&amp;&quot;:scenario::id-&gt;food:food::id-&gt;shelflifeunit:units::unit-&gt;SI)&quot;;IF(EXACT(INDEX(step;[.$A12]);&quot;process&quot;);&quot;(&quot;&amp;INDEX(id;[.$A12])&amp;&quot;:scenario::id-&gt;temperature:process::id-&gt;time&quot;&amp;&quot;)*(&quot;&amp;INDEX(id;[.$A12])&amp;&quot;:scenario::id-&gt;temperature:process::id-&gt;unit:units::unit-&gt;SI)&quot;;IF(EXACT(INDEX(step;[.$A12]);&quot;consumption&quot;);&quot;(&quot;&amp;INDEX(id;[.$A12])&amp;&quot;:scenario::id-&gt;temperature:consumption::id-&gt;time&quot;&amp;&quot;)*(&quot;&amp;INDEX(id;[.$A12])&amp;&quot;:scenario::id-&gt;temperature:consumption::id-&gt;unit:units::unit-&gt;SI)&quot;;&quot;NaN&quot;)))" office:value-type="string" office:string-value="(PVCSauceLid2:scenario::id-&gt;food:food::id-&gt;shelflife)*(PVCSauceLid2:scenario::id-&gt;food:food::id-&gt;shelflifeunit:units::unit-&gt;SI)">
            <text:p>(PVCSauceLid2:scenario::id-&gt;food:food::id-&gt;shelflife)*(PVCSauceLid2:scenario::id-&gt;food:food::id-&gt;shelflifeunit:units::unit-&gt;SI)</text:p>
          </table:table-cell>
          <table:table-cell table:formula="of:=IF(OR(COUNTBLANK(INDEX(parent;[.$A12]));INDEX(parent;[.$A12])=&quot;&quot;);&quot;(&quot;&amp;INDEX(id;[.$A12])&amp;&quot;:scenario::id-&gt;geometry:geometry::id-&gt;mF)*(&quot;&amp;INDEX(id;[.$A12])&amp;&quot;:scenario::id-&gt;geometry:geometry::id-&gt;mFunit:units::unit-&gt;SI)/((&quot;&amp;INDEX(id;[.$A12])&amp;&quot;:scenario::id-&gt;food:food::id-&gt;rhoF)*(&quot;&amp;INDEX(id;[.$A12])&amp;&quot;:scenario::id-&gt;geometry:geometry::id-&gt;A)*(&quot;&amp;INDEX(id;[.$A12])&amp;&quot;:scenario::id-&gt;geometry:geometry::id-&gt;Aunit:units::unit-&gt;SI))&quot;;&quot;&quot;)">
            <text:p/>
          </table:table-cell>
          <table:table-cell table:formula="of:=IF(OR(COUNTBLANK(INDEX(parent;[.$A12]));INDEX(parent;[.$A12])=&quot;&quot;);&quot;(&quot;&amp;INDEX(id;[.$A12])&amp;&quot;:scenario::id-&gt;geometry:geometry::id-&gt;lP1)*(&quot;&amp;INDEX(id;[.$A12])&amp;&quot;:scenario::id-&gt;geometry:geometry::id-&gt;lPunit:units::unit-&gt;SI)&quot;;&quot;&quot;)">
            <text:p/>
          </table:table-cell>
          <table:table-cell table:formula="of:=IF(OR(COUNTBLANK(INDEX(parent;[.$A12]));INDEX(parent;[.$A12])=&quot;&quot;);&quot;prctile((&quot;&amp;INDEX(id;[.$A12])&amp;&quot;:scenario::id-&gt;polymer:polymer::acronym-&gt;composition:substance::technologicalclass-&gt;SML)*(&quot;&amp;INDEX(id;[.$A12])&amp;&quot;:scenario::id-&gt;food:food::id-&gt;rhoF)*(&quot;&amp;INDEX(id;[.$A12])&amp;&quot;:scenario::id-&gt;polymer:polymer::acronym-&gt;composition:substance::technologicalclass-&gt;SMLunit:units::unit-&gt;SI),25)&quot;;&quot;&quot;)">
            <text:p/>
          </table:table-cell>
          <table:table-cell table:formula="of:=IF(OR(COUNTBLANK(INDEX(parent;[.$A12]));INDEX(parent;[.$A12])=&quot;&quot;);&quot;max(&quot;&amp;INDEX(id;[.$A12])&amp;&quot;:scenario::id-&gt;polymer:polymer::acronym-&gt;composition:technologicalclass::id-&gt;CP0)*(&quot;&amp;INDEX(id;[.$A12])&amp;&quot;:scenario::id-&gt;polymer:polymer::acronym-&gt;rhoP)*(&quot;&amp;INDEX(id;[.$A12])&amp;&quot;:scenario::id-&gt;polymer:polymer::acronym-&gt;composition:technologicalclass::id-&gt;Cunit:units::unit-&gt;SI)&quot;;&quot;&quot;)">
            <text:p/>
          </table:table-cell>
          <table:table-cell table:formula="of:=IF(OR(COUNTBLANK(INDEX(parent;[.$A12]));INDEX(parent;[.$A12])=&quot;&quot;);INDEX(id;[.$A12])&amp;&quot;:scenario::id-&gt;foodtexture:foodtexture::id-&gt;Bi&quot;;&quot;&quot;)">
            <text:p/>
          </table:table-cell>
          <table:table-cell table:style-name="ce34" table:formula="of:=&quot;Dpiringer((&quot;&amp;INDEX(id;[.$A12])&amp;&quot;:scenario::id-&gt;polymer),(&quot;&amp;INDEX(id;[.$A12])&amp;&quot;:scenario::id-&gt;polymer:polymer::acronym-&gt;composition:substance::technologicalclass-&gt;M),&quot;&amp;IF(EXACT(INDEX(step;[.$A12]);&quot;storage&quot;);&quot;(&quot;&amp;INDEX(id;[.$A12])&amp;&quot;:scenario::id-&gt;temperature:storage::id-&gt;temperature)&quot;;IF(EXACT(INDEX(step;[.$A12]);&quot;process&quot;);&quot;(&quot;&amp;INDEX(id;[.$A12])&amp;&quot;:scenario::id-&gt;temperature:process::id-&gt;temperature)&quot;;IF(EXACT(INDEX(step;[.$A12]);&quot;consumption&quot;);&quot;(&quot;&amp;INDEX(id;[.$A12])&amp;&quot;:scenario::id-&gt;temperature:consumption::id-&gt;temperature)&quot;;&quot;nan&quot;)))&amp;&quot;)&quot;" office:value-type="string" office:string-value="Dpiringer((PVCSauceLid2:scenario::id-&gt;polymer),(PVCSauceLid2:scenario::id-&gt;polymer:polymer::acronym-&gt;composition:substance::technologicalclass-&gt;M),(PVCSauceLid2:scenario::id-&gt;temperature:storage::id-&gt;temperature))">
            <text:p>Dpiringer((PVCSauceLid2:scenario::id-&gt;polymer),(PVCSauceLid2:scenario::id-&gt;polymer:polymer::acronym-&gt;composition:substance::technologicalclass-&gt;M),(PVCSauceLid2:scenario::id-&gt;temperature:storage::id-&gt;temperature))</text:p>
          </table:table-cell>
          <table:table-cell table:formula="of:=IF(OR(COUNTBLANK(INDEX(parent;[.$A12]));INDEX(parent;[.$A12])=&quot;&quot;);INDEX(id;[.$A12])&amp;&quot;:scenario::id-&gt;foodsimulant:foodsimulant::id-&gt;K&quot;;&quot;&quot;)">
            <text:p/>
          </table:table-cell>
          <table:table-cell table:number-columns-repeated="1012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30"/>
          <table:table-cell table:number-columns-repeated="1016"/>
        </table:table-row>
        <table:table-row table:style-name="ro11" table:number-rows-repeated="6551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polymer" table:base-cell-address="$units.$H$17" table:cell-range-address="$scenario.$E$2:.$E$500"/>
        <table:named-range table:name="parent" table:base-cell-address="$units.$H$17" table:cell-range-address="$scenario.$B$2:.$B$500"/>
        <table:named-range table:name="food" table:base-cell-address="$units.$H$17" table:cell-range-address="$scenario.$F$2:.$F$500"/>
        <table:named-range table:name="foodsimulant" table:base-cell-address="$units.$H$17" table:cell-range-address="$sim.$H$12"/>
        <table:named-range table:name="step" table:base-cell-address="$units.$H$17" table:cell-range-address="$scenario.$I$2:.$I$500"/>
        <table:named-range table:name="temperature" table:base-cell-address="$units.$H$17" table:cell-range-address="$scenario.$J$2:.$J$500"/>
        <table:named-range table:name="id" table:base-cell-address="$units.$H$17" table:cell-range-address="$scenario.$A$2:.$A$500"/>
        <table:named-range table:name="inherit" table:base-cell-address="$units.$H$17" table:cell-range-address="$nfo.$C$2:.$C$5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08/25/2011</text:date>, <text:time>17:3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Vitrac</meta:initial-creator>
    <meta:creation-date>2011-07-25T10:45:28.12</meta:creation-date>
    <dc:date>2011-08-25T17:37:28.24</dc:date>
    <dc:creator>Olivier Vitrac</dc:creator>
    <meta:editing-duration>PT17H43M19S</meta:editing-duration>
    <meta:editing-cycles>49</meta:editing-cycles>
    <meta:generator>OpenOffice.org/3.3$Win32 OpenOffice.org_project/330m20$Build-9567</meta:generator>
    <meta:document-statistic meta:table-count="11" meta:cell-count="431" meta:object-count="0"/>
  </office:meta>
</office:document-meta>
</file>